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78" calcext:value-type="float">
            <text:p>28.1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6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0848" calcext:value-type="float">
            <text:p>28.12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6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6944" calcext:value-type="float">
            <text:p>28.12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6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3896" calcext:value-type="float">
            <text:p>28.12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6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78" calcext:value-type="float">
            <text:p>28.1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6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78" calcext:value-type="float">
            <text:p>28.1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6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4752" calcext:value-type="float">
            <text:p>28.11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6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1704" calcext:value-type="float">
            <text:p>28.11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6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78" calcext:value-type="float">
            <text:p>28.1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6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78" calcext:value-type="float">
            <text:p>28.1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6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78" calcext:value-type="float">
            <text:p>28.1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6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0848" calcext:value-type="float">
            <text:p>28.12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6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78" calcext:value-type="float">
            <text:p>28.1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6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78" calcext:value-type="float">
            <text:p>28.1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6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0848" calcext:value-type="float">
            <text:p>28.12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6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1704" calcext:value-type="float">
            <text:p>28.11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78" calcext:value-type="float">
            <text:p>28.1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6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78" calcext:value-type="float">
            <text:p>28.1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6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78" calcext:value-type="float">
            <text:p>28.1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6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4752" calcext:value-type="float">
            <text:p>28.11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6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78" calcext:value-type="float">
            <text:p>28.1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6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3896" calcext:value-type="float">
            <text:p>28.12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6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6944" calcext:value-type="float">
            <text:p>28.12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6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0848" calcext:value-type="float">
            <text:p>28.12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6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256" calcext:value-type="float">
            <text:p>28.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6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0848" calcext:value-type="float">
            <text:p>28.12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6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78" calcext:value-type="float">
            <text:p>28.1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6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5608" calcext:value-type="float">
            <text:p>28.10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6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4752" calcext:value-type="float">
            <text:p>28.11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6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78" calcext:value-type="float">
            <text:p>28.1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0848" calcext:value-type="float">
            <text:p>28.12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5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6944" calcext:value-type="float">
            <text:p>28.12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5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0848" calcext:value-type="float">
            <text:p>28.12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5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4752" calcext:value-type="float">
            <text:p>28.11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5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256" calcext:value-type="float">
            <text:p>28.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5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8656" calcext:value-type="float">
            <text:p>28.10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5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5608" calcext:value-type="float">
            <text:p>28.10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5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8656" calcext:value-type="float">
            <text:p>28.10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5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5608" calcext:value-type="float">
            <text:p>28.10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5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5608" calcext:value-type="float">
            <text:p>28.10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5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1704" calcext:value-type="float">
            <text:p>28.11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5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4752" calcext:value-type="float">
            <text:p>28.11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5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4752" calcext:value-type="float">
            <text:p>28.11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5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1704" calcext:value-type="float">
            <text:p>28.11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5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4752" calcext:value-type="float">
            <text:p>28.11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5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78" calcext:value-type="float">
            <text:p>28.1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5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1704" calcext:value-type="float">
            <text:p>28.11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5608" calcext:value-type="float">
            <text:p>28.10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5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8656" calcext:value-type="float">
            <text:p>28.10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5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78" calcext:value-type="float">
            <text:p>28.1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5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8656" calcext:value-type="float">
            <text:p>28.10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5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78" calcext:value-type="float">
            <text:p>28.1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5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78" calcext:value-type="float">
            <text:p>28.1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5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4752" calcext:value-type="float">
            <text:p>28.11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5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3896" calcext:value-type="float">
            <text:p>28.12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5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0848" calcext:value-type="float">
            <text:p>28.12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5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0848" calcext:value-type="float">
            <text:p>28.12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5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4752" calcext:value-type="float">
            <text:p>28.11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5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4752" calcext:value-type="float">
            <text:p>28.11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5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6944" calcext:value-type="float">
            <text:p>28.12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5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4752" calcext:value-type="float">
            <text:p>28.11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8656" calcext:value-type="float">
            <text:p>28.10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4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1704" calcext:value-type="float">
            <text:p>28.11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4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4752" calcext:value-type="float">
            <text:p>28.11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4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4752" calcext:value-type="float">
            <text:p>28.11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4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4752" calcext:value-type="float">
            <text:p>28.11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4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78" calcext:value-type="float">
            <text:p>28.1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4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78" calcext:value-type="float">
            <text:p>28.1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4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78" calcext:value-type="float">
            <text:p>28.1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4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78" calcext:value-type="float">
            <text:p>28.1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4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0848" calcext:value-type="float">
            <text:p>28.12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4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0848" calcext:value-type="float">
            <text:p>28.12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4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6944" calcext:value-type="float">
            <text:p>28.12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4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6088" calcext:value-type="float">
            <text:p>28.13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4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304" calcext:value-type="float">
            <text:p>28.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4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78" calcext:value-type="float">
            <text:p>28.1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4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78" calcext:value-type="float">
            <text:p>28.1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2184" calcext:value-type="float">
            <text:p>28.14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4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2184" calcext:value-type="float">
            <text:p>28.14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4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5608" calcext:value-type="float">
            <text:p>28.10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4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3896" calcext:value-type="float">
            <text:p>28.12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4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304" calcext:value-type="float">
            <text:p>28.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4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0848" calcext:value-type="float">
            <text:p>28.12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4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6088" calcext:value-type="float">
            <text:p>28.13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4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0848" calcext:value-type="float">
            <text:p>28.12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4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3896" calcext:value-type="float">
            <text:p>28.12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4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0848" calcext:value-type="float">
            <text:p>28.12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4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0848" calcext:value-type="float">
            <text:p>28.12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4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0848" calcext:value-type="float">
            <text:p>28.12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4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3896" calcext:value-type="float">
            <text:p>28.12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4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6944" calcext:value-type="float">
            <text:p>28.12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6944" calcext:value-type="float">
            <text:p>28.12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3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9992" calcext:value-type="float">
            <text:p>28.12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3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9136" calcext:value-type="float">
            <text:p>28.13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3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304" calcext:value-type="float">
            <text:p>28.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3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9992" calcext:value-type="float">
            <text:p>28.12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3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6944" calcext:value-type="float">
            <text:p>28.12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3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6088" calcext:value-type="float">
            <text:p>28.13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3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5232" calcext:value-type="float">
            <text:p>28.14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3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2184" calcext:value-type="float">
            <text:p>28.14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3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304" calcext:value-type="float">
            <text:p>28.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3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9136" calcext:value-type="float">
            <text:p>28.13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3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9136" calcext:value-type="float">
            <text:p>28.13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3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6088" calcext:value-type="float">
            <text:p>28.13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3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6944" calcext:value-type="float">
            <text:p>28.12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3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9992" calcext:value-type="float">
            <text:p>28.12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3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9136" calcext:value-type="float">
            <text:p>28.13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3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304" calcext:value-type="float">
            <text:p>28.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3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6088" calcext:value-type="float">
            <text:p>28.13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3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9136" calcext:value-type="float">
            <text:p>28.13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3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6088" calcext:value-type="float">
            <text:p>28.13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3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9136" calcext:value-type="float">
            <text:p>28.13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3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828" calcext:value-type="float">
            <text:p>28.1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3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6088" calcext:value-type="float">
            <text:p>28.13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3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304" calcext:value-type="float">
            <text:p>28.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3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828" calcext:value-type="float">
            <text:p>28.1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3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9136" calcext:value-type="float">
            <text:p>28.13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3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828" calcext:value-type="float">
            <text:p>28.1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3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6088" calcext:value-type="float">
            <text:p>28.13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3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2184" calcext:value-type="float">
            <text:p>28.14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3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1328" calcext:value-type="float">
            <text:p>28.15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3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4376" calcext:value-type="float">
            <text:p>28.15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3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7424" calcext:value-type="float">
            <text:p>28.15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2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4376" calcext:value-type="float">
            <text:p>28.15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2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0472" calcext:value-type="float">
            <text:p>28.16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2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6088" calcext:value-type="float">
            <text:p>28.13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2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828" calcext:value-type="float">
            <text:p>28.1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2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828" calcext:value-type="float">
            <text:p>28.1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2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828" calcext:value-type="float">
            <text:p>28.1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2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9136" calcext:value-type="float">
            <text:p>28.13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2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828" calcext:value-type="float">
            <text:p>28.1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2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2184" calcext:value-type="float">
            <text:p>28.14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2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5232" calcext:value-type="float">
            <text:p>28.14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2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828" calcext:value-type="float">
            <text:p>28.1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2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1328" calcext:value-type="float">
            <text:p>28.15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2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4376" calcext:value-type="float">
            <text:p>28.15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2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0472" calcext:value-type="float">
            <text:p>28.16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2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0472" calcext:value-type="float">
            <text:p>28.16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2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5232" calcext:value-type="float">
            <text:p>28.14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2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828" calcext:value-type="float">
            <text:p>28.1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2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7424" calcext:value-type="float">
            <text:p>28.15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2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352" calcext:value-type="float">
            <text:p>28.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2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6568" calcext:value-type="float">
            <text:p>28.16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2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9616" calcext:value-type="float">
            <text:p>28.16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2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6568" calcext:value-type="float">
            <text:p>28.16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2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6568" calcext:value-type="float">
            <text:p>28.16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2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6568" calcext:value-type="float">
            <text:p>28.16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2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6568" calcext:value-type="float">
            <text:p>28.16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2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2664" calcext:value-type="float">
            <text:p>28.17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2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5712" calcext:value-type="float">
            <text:p>28.17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2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876" calcext:value-type="float">
            <text:p>28.17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1-3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1808" calcext:value-type="float">
            <text:p>28.18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1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7904" calcext:value-type="float">
            <text:p>28.18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1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7904" calcext:value-type="float">
            <text:p>28.18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1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7904" calcext:value-type="float">
            <text:p>28.18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1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7048" calcext:value-type="float">
            <text:p>28.19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1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1808" calcext:value-type="float">
            <text:p>28.18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1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7904" calcext:value-type="float">
            <text:p>28.18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1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7048" calcext:value-type="float">
            <text:p>28.19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1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6192" calcext:value-type="float">
            <text:p>28.20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1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3144" calcext:value-type="float">
            <text:p>28.20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1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4" calcext:value-type="float">
            <text:p>28.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1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2288" calcext:value-type="float">
            <text:p>28.21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1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0952" calcext:value-type="float">
            <text:p>28.19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1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3144" calcext:value-type="float">
            <text:p>28.20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1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924" calcext:value-type="float">
            <text:p>28.20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1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1432" calcext:value-type="float">
            <text:p>28.22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1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2288" calcext:value-type="float">
            <text:p>28.21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1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7528" calcext:value-type="float">
            <text:p>28.22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1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448" calcext:value-type="float">
            <text:p>28.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1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7048" calcext:value-type="float">
            <text:p>28.19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1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5336" calcext:value-type="float">
            <text:p>28.21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1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0576" calcext:value-type="float">
            <text:p>28.23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1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3144" calcext:value-type="float">
            <text:p>28.20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1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0576" calcext:value-type="float">
            <text:p>28.23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1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2768" calcext:value-type="float">
            <text:p>28.24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1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0096" calcext:value-type="float">
            <text:p>28.20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1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2288" calcext:value-type="float">
            <text:p>28.21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1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5336" calcext:value-type="float">
            <text:p>28.21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1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5336" calcext:value-type="float">
            <text:p>28.21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1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1432" calcext:value-type="float">
            <text:p>28.22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5-01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7528" calcext:value-type="float">
            <text:p>28.22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12-3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7528" calcext:value-type="float">
            <text:p>28.22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12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6672" calcext:value-type="float">
            <text:p>28.23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12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6672" calcext:value-type="float">
            <text:p>28.23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12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6672" calcext:value-type="float">
            <text:p>28.23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12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3624" calcext:value-type="float">
            <text:p>28.23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12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1432" calcext:value-type="float">
            <text:p>28.22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12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2288" calcext:value-type="float">
            <text:p>28.21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12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2288" calcext:value-type="float">
            <text:p>28.21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12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1432" calcext:value-type="float">
            <text:p>28.22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12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2288" calcext:value-type="float">
            <text:p>28.21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12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924" calcext:value-type="float">
            <text:p>28.20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12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5336" calcext:value-type="float">
            <text:p>28.21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12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2288" calcext:value-type="float">
            <text:p>28.21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12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1432" calcext:value-type="float">
            <text:p>28.22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12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448" calcext:value-type="float">
            <text:p>28.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12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448" calcext:value-type="float">
            <text:p>28.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12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0576" calcext:value-type="float">
            <text:p>28.23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12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448" calcext:value-type="float">
            <text:p>28.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12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0576" calcext:value-type="float">
            <text:p>28.23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12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448" calcext:value-type="float">
            <text:p>28.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12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2288" calcext:value-type="float">
            <text:p>28.21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12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448" calcext:value-type="float">
            <text:p>28.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12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448" calcext:value-type="float">
            <text:p>28.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12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3624" calcext:value-type="float">
            <text:p>28.23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12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3624" calcext:value-type="float">
            <text:p>28.23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12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7528" calcext:value-type="float">
            <text:p>28.22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12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448" calcext:value-type="float">
            <text:p>28.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12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0576" calcext:value-type="float">
            <text:p>28.23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12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2288" calcext:value-type="float">
            <text:p>28.21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12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448" calcext:value-type="float">
            <text:p>28.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12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2288" calcext:value-type="float">
            <text:p>28.21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11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5336" calcext:value-type="float">
            <text:p>28.21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11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448" calcext:value-type="float">
            <text:p>28.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11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0576" calcext:value-type="float">
            <text:p>28.23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11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0576" calcext:value-type="float">
            <text:p>28.23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11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3624" calcext:value-type="float">
            <text:p>28.23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11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0576" calcext:value-type="float">
            <text:p>28.23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11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7528" calcext:value-type="float">
            <text:p>28.22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11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7528" calcext:value-type="float">
            <text:p>28.22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11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3624" calcext:value-type="float">
            <text:p>28.23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11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6672" calcext:value-type="float">
            <text:p>28.23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11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972" calcext:value-type="float">
            <text:p>28.23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11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8864" calcext:value-type="float">
            <text:p>28.24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11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2768" calcext:value-type="float">
            <text:p>28.24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11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6672" calcext:value-type="float">
            <text:p>28.23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11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3624" calcext:value-type="float">
            <text:p>28.23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11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1432" calcext:value-type="float">
            <text:p>28.22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11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1432" calcext:value-type="float">
            <text:p>28.22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11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3624" calcext:value-type="float">
            <text:p>28.23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11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3624" calcext:value-type="float">
            <text:p>28.23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11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3624" calcext:value-type="float">
            <text:p>28.23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11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0576" calcext:value-type="float">
            <text:p>28.23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11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3624" calcext:value-type="float">
            <text:p>28.23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11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972" calcext:value-type="float">
            <text:p>28.23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11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448" calcext:value-type="float">
            <text:p>28.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11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972" calcext:value-type="float">
            <text:p>28.23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11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1432" calcext:value-type="float">
            <text:p>28.22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11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2768" calcext:value-type="float">
            <text:p>28.24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11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3624" calcext:value-type="float">
            <text:p>28.23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11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0576" calcext:value-type="float">
            <text:p>28.23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7528" calcext:value-type="float">
            <text:p>28.22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10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3624" calcext:value-type="float">
            <text:p>28.23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10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2768" calcext:value-type="float">
            <text:p>28.24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10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0576" calcext:value-type="float">
            <text:p>28.23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10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0576" calcext:value-type="float">
            <text:p>28.23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10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2768" calcext:value-type="float">
            <text:p>28.24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10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0576" calcext:value-type="float">
            <text:p>28.23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10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972" calcext:value-type="float">
            <text:p>28.23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10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6672" calcext:value-type="float">
            <text:p>28.23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10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2768" calcext:value-type="float">
            <text:p>28.24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10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2768" calcext:value-type="float">
            <text:p>28.24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10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3624" calcext:value-type="float">
            <text:p>28.23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10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496" calcext:value-type="float">
            <text:p>28.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10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496" calcext:value-type="float">
            <text:p>28.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10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2768" calcext:value-type="float">
            <text:p>28.24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10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5816" calcext:value-type="float">
            <text:p>28.24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10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5816" calcext:value-type="float">
            <text:p>28.24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8008" calcext:value-type="float">
            <text:p>28.25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10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496" calcext:value-type="float">
            <text:p>28.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10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1912" calcext:value-type="float">
            <text:p>28.25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10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6672" calcext:value-type="float">
            <text:p>28.23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10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6672" calcext:value-type="float">
            <text:p>28.23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10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8864" calcext:value-type="float">
            <text:p>28.24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10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1912" calcext:value-type="float">
            <text:p>28.25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10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1912" calcext:value-type="float">
            <text:p>28.25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10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496" calcext:value-type="float">
            <text:p>28.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10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5816" calcext:value-type="float">
            <text:p>28.24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10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1912" calcext:value-type="float">
            <text:p>28.25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10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0576" calcext:value-type="float">
            <text:p>28.23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10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2768" calcext:value-type="float">
            <text:p>28.24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10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1912" calcext:value-type="float">
            <text:p>28.25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496" calcext:value-type="float">
            <text:p>28.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9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2768" calcext:value-type="float">
            <text:p>28.24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9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1056" calcext:value-type="float">
            <text:p>28.26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9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8008" calcext:value-type="float">
            <text:p>28.25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9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1056" calcext:value-type="float">
            <text:p>28.26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9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1056" calcext:value-type="float">
            <text:p>28.26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9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8008" calcext:value-type="float">
            <text:p>28.25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9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1056" calcext:value-type="float">
            <text:p>28.26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9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5816" calcext:value-type="float">
            <text:p>28.24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9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2768" calcext:value-type="float">
            <text:p>28.24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9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1912" calcext:value-type="float">
            <text:p>28.25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9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496" calcext:value-type="float">
            <text:p>28.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9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4104" calcext:value-type="float">
            <text:p>28.26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9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1056" calcext:value-type="float">
            <text:p>28.26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9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1912" calcext:value-type="float">
            <text:p>28.25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9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4104" calcext:value-type="float">
            <text:p>28.26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496" calcext:value-type="float">
            <text:p>28.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9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8008" calcext:value-type="float">
            <text:p>28.25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9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02" calcext:value-type="float">
            <text:p>28.2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9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496" calcext:value-type="float">
            <text:p>28.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9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1912" calcext:value-type="float">
            <text:p>28.25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9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8008" calcext:value-type="float">
            <text:p>28.25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9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4104" calcext:value-type="float">
            <text:p>28.26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9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4104" calcext:value-type="float">
            <text:p>28.26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9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3248" calcext:value-type="float">
            <text:p>28.2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9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7152" calcext:value-type="float">
            <text:p>28.26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9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8008" calcext:value-type="float">
            <text:p>28.25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9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1912" calcext:value-type="float">
            <text:p>28.25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9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02" calcext:value-type="float">
            <text:p>28.2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9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02" calcext:value-type="float">
            <text:p>28.2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7152" calcext:value-type="float">
            <text:p>28.26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8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1056" calcext:value-type="float">
            <text:p>28.26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8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4104" calcext:value-type="float">
            <text:p>28.26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8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02" calcext:value-type="float">
            <text:p>28.2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8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02" calcext:value-type="float">
            <text:p>28.2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8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1056" calcext:value-type="float">
            <text:p>28.26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8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02" calcext:value-type="float">
            <text:p>28.2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8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7152" calcext:value-type="float">
            <text:p>28.26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8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4104" calcext:value-type="float">
            <text:p>28.26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8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4104" calcext:value-type="float">
            <text:p>28.26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8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7152" calcext:value-type="float">
            <text:p>28.26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8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02" calcext:value-type="float">
            <text:p>28.2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8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9344" calcext:value-type="float">
            <text:p>28.27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8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3248" calcext:value-type="float">
            <text:p>28.2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8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4104" calcext:value-type="float">
            <text:p>28.26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8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6296" calcext:value-type="float">
            <text:p>28.27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8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3248" calcext:value-type="float">
            <text:p>28.2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6296" calcext:value-type="float">
            <text:p>28.27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8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9344" calcext:value-type="float">
            <text:p>28.27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8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2392" calcext:value-type="float">
            <text:p>28.28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8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544" calcext:value-type="float">
            <text:p>28.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8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3248" calcext:value-type="float">
            <text:p>28.2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8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3248" calcext:value-type="float">
            <text:p>28.2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8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6296" calcext:value-type="float">
            <text:p>28.27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8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6296" calcext:value-type="float">
            <text:p>28.27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8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9344" calcext:value-type="float">
            <text:p>28.27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8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9344" calcext:value-type="float">
            <text:p>28.27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8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3248" calcext:value-type="float">
            <text:p>28.2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8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9344" calcext:value-type="float">
            <text:p>28.27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8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544" calcext:value-type="float">
            <text:p>28.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8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8488" calcext:value-type="float">
            <text:p>28.28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8488" calcext:value-type="float">
            <text:p>28.28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7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8488" calcext:value-type="float">
            <text:p>28.28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7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2392" calcext:value-type="float">
            <text:p>28.28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7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6296" calcext:value-type="float">
            <text:p>28.27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7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9344" calcext:value-type="float">
            <text:p>28.27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7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9344" calcext:value-type="float">
            <text:p>28.27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7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9344" calcext:value-type="float">
            <text:p>28.27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7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544" calcext:value-type="float">
            <text:p>28.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7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544" calcext:value-type="float">
            <text:p>28.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7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544" calcext:value-type="float">
            <text:p>28.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7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544" calcext:value-type="float">
            <text:p>28.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7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2392" calcext:value-type="float">
            <text:p>28.28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7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8488" calcext:value-type="float">
            <text:p>28.28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7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8488" calcext:value-type="float">
            <text:p>28.28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7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1536" calcext:value-type="float">
            <text:p>28.29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7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544" calcext:value-type="float">
            <text:p>28.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7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1536" calcext:value-type="float">
            <text:p>28.29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1536" calcext:value-type="float">
            <text:p>28.29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7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1536" calcext:value-type="float">
            <text:p>28.29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7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2392" calcext:value-type="float">
            <text:p>28.28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7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544" calcext:value-type="float">
            <text:p>28.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7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4584" calcext:value-type="float">
            <text:p>28.29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7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1536" calcext:value-type="float">
            <text:p>28.29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7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544" calcext:value-type="float">
            <text:p>28.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7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8488" calcext:value-type="float">
            <text:p>28.28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7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1536" calcext:value-type="float">
            <text:p>28.29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7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4584" calcext:value-type="float">
            <text:p>28.29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7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4584" calcext:value-type="float">
            <text:p>28.29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7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4584" calcext:value-type="float">
            <text:p>28.29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7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068" calcext:value-type="float">
            <text:p>28.30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7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3728" calcext:value-type="float">
            <text:p>28.30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3728" calcext:value-type="float">
            <text:p>28.30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6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068" calcext:value-type="float">
            <text:p>28.30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6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4584" calcext:value-type="float">
            <text:p>28.29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6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7632" calcext:value-type="float">
            <text:p>28.29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6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7632" calcext:value-type="float">
            <text:p>28.29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6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7632" calcext:value-type="float">
            <text:p>28.29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6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3728" calcext:value-type="float">
            <text:p>28.30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6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6776" calcext:value-type="float">
            <text:p>28.30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6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3728" calcext:value-type="float">
            <text:p>28.30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6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068" calcext:value-type="float">
            <text:p>28.30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6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068" calcext:value-type="float">
            <text:p>28.30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6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6776" calcext:value-type="float">
            <text:p>28.30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6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6776" calcext:value-type="float">
            <text:p>28.30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6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9824" calcext:value-type="float">
            <text:p>28.30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6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6776" calcext:value-type="float">
            <text:p>28.30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6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9824" calcext:value-type="float">
            <text:p>28.30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2872" calcext:value-type="float">
            <text:p>28.31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6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9824" calcext:value-type="float">
            <text:p>28.30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6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592" calcext:value-type="float">
            <text:p>28.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6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5064" calcext:value-type="float">
            <text:p>28.32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6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8968" calcext:value-type="float">
            <text:p>28.31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6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592" calcext:value-type="float">
            <text:p>28.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6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8968" calcext:value-type="float">
            <text:p>28.31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6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2872" calcext:value-type="float">
            <text:p>28.31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6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5064" calcext:value-type="float">
            <text:p>28.32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6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4208" calcext:value-type="float">
            <text:p>28.33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6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116" calcext:value-type="float">
            <text:p>28.3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6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8968" calcext:value-type="float">
            <text:p>28.31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6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8968" calcext:value-type="float">
            <text:p>28.31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6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8968" calcext:value-type="float">
            <text:p>28.31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2016" calcext:value-type="float">
            <text:p>28.32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5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8968" calcext:value-type="float">
            <text:p>28.31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5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8112" calcext:value-type="float">
            <text:p>28.32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5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4208" calcext:value-type="float">
            <text:p>28.33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5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116" calcext:value-type="float">
            <text:p>28.3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5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7256" calcext:value-type="float">
            <text:p>28.33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5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4208" calcext:value-type="float">
            <text:p>28.33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5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116" calcext:value-type="float">
            <text:p>28.3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5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116" calcext:value-type="float">
            <text:p>28.3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5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7256" calcext:value-type="float">
            <text:p>28.33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5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7256" calcext:value-type="float">
            <text:p>28.33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5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0304" calcext:value-type="float">
            <text:p>28.34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5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3352" calcext:value-type="float">
            <text:p>28.34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5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3352" calcext:value-type="float">
            <text:p>28.34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5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0304" calcext:value-type="float">
            <text:p>28.34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5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9448" calcext:value-type="float">
            <text:p>28.34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5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9448" calcext:value-type="float">
            <text:p>28.34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5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2496" calcext:value-type="float">
            <text:p>28.35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5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5544" calcext:value-type="float">
            <text:p>28.35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5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5544" calcext:value-type="float">
            <text:p>28.35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5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5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8592" calcext:value-type="float">
            <text:p>28.35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5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8592" calcext:value-type="float">
            <text:p>28.35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5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4688" calcext:value-type="float">
            <text:p>28.36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5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4688" calcext:value-type="float">
            <text:p>28.36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5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0784" calcext:value-type="float">
            <text:p>28.37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5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164" calcext:value-type="float">
            <text:p>28.36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5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8592" calcext:value-type="float">
            <text:p>28.35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5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8592" calcext:value-type="float">
            <text:p>28.35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5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7736" calcext:value-type="float">
            <text:p>28.36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0784" calcext:value-type="float">
            <text:p>28.37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4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3832" calcext:value-type="float">
            <text:p>28.37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4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688" calcext:value-type="float">
            <text:p>28.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4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9928" calcext:value-type="float">
            <text:p>28.37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4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0784" calcext:value-type="float">
            <text:p>28.37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4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3832" calcext:value-type="float">
            <text:p>28.37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4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9928" calcext:value-type="float">
            <text:p>28.37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4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9928" calcext:value-type="float">
            <text:p>28.37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4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688" calcext:value-type="float">
            <text:p>28.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4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6024" calcext:value-type="float">
            <text:p>28.38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4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6024" calcext:value-type="float">
            <text:p>28.38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4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9928" calcext:value-type="float">
            <text:p>28.37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4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2976" calcext:value-type="float">
            <text:p>28.38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4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9072" calcext:value-type="float">
            <text:p>28.38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4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6024" calcext:value-type="float">
            <text:p>28.38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4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212" calcext:value-type="float">
            <text:p>28.39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5168" calcext:value-type="float">
            <text:p>28.39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4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4312" calcext:value-type="float">
            <text:p>28.40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4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1264" calcext:value-type="float">
            <text:p>28.40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4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212" calcext:value-type="float">
            <text:p>28.39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4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9072" calcext:value-type="float">
            <text:p>28.38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4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1264" calcext:value-type="float">
            <text:p>28.40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4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4312" calcext:value-type="float">
            <text:p>28.40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4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5168" calcext:value-type="float">
            <text:p>28.39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4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5168" calcext:value-type="float">
            <text:p>28.39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4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5168" calcext:value-type="float">
            <text:p>28.39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4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5168" calcext:value-type="float">
            <text:p>28.39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4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5168" calcext:value-type="float">
            <text:p>28.39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4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3456" calcext:value-type="float">
            <text:p>28.41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4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5648" calcext:value-type="float">
            <text:p>28.42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736" calcext:value-type="float">
            <text:p>28.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3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5648" calcext:value-type="float">
            <text:p>28.42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3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9072" calcext:value-type="float">
            <text:p>28.38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3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1264" calcext:value-type="float">
            <text:p>28.40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3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3456" calcext:value-type="float">
            <text:p>28.41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3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3456" calcext:value-type="float">
            <text:p>28.41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3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9552" calcext:value-type="float">
            <text:p>28.41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3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6504" calcext:value-type="float">
            <text:p>28.41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3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736" calcext:value-type="float">
            <text:p>28.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3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4312" calcext:value-type="float">
            <text:p>28.40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3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3456" calcext:value-type="float">
            <text:p>28.41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3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3456" calcext:value-type="float">
            <text:p>28.41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3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9552" calcext:value-type="float">
            <text:p>28.41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3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5648" calcext:value-type="float">
            <text:p>28.42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3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784" calcext:value-type="float">
            <text:p>28.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3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8696" calcext:value-type="float">
            <text:p>28.42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3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0408" calcext:value-type="float">
            <text:p>28.41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3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26" calcext:value-type="float">
            <text:p>28.4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3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4792" calcext:value-type="float">
            <text:p>28.43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3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784" calcext:value-type="float">
            <text:p>28.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3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26" calcext:value-type="float">
            <text:p>28.4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3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5648" calcext:value-type="float">
            <text:p>28.42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3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3456" calcext:value-type="float">
            <text:p>28.41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3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26" calcext:value-type="float">
            <text:p>28.4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3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3456" calcext:value-type="float">
            <text:p>28.41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3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9552" calcext:value-type="float">
            <text:p>28.41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3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9552" calcext:value-type="float">
            <text:p>28.41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3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6504" calcext:value-type="float">
            <text:p>28.41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3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26" calcext:value-type="float">
            <text:p>28.4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3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8696" calcext:value-type="float">
            <text:p>28.42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3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1744" calcext:value-type="float">
            <text:p>28.43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3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1744" calcext:value-type="float">
            <text:p>28.43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2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1744" calcext:value-type="float">
            <text:p>28.43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2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5648" calcext:value-type="float">
            <text:p>28.42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2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9552" calcext:value-type="float">
            <text:p>28.41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2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3456" calcext:value-type="float">
            <text:p>28.41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2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784" calcext:value-type="float">
            <text:p>28.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2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1744" calcext:value-type="float">
            <text:p>28.43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2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0888" calcext:value-type="float">
            <text:p>28.44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2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784" calcext:value-type="float">
            <text:p>28.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2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784" calcext:value-type="float">
            <text:p>28.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2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1744" calcext:value-type="float">
            <text:p>28.43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2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5648" calcext:value-type="float">
            <text:p>28.42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2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4792" calcext:value-type="float">
            <text:p>28.43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2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1744" calcext:value-type="float">
            <text:p>28.43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2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784" calcext:value-type="float">
            <text:p>28.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2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0888" calcext:value-type="float">
            <text:p>28.44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2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3936" calcext:value-type="float">
            <text:p>28.44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2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6984" calcext:value-type="float">
            <text:p>28.44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2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308" calcext:value-type="float">
            <text:p>28.45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2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0032" calcext:value-type="float">
            <text:p>28.45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2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0032" calcext:value-type="float">
            <text:p>28.45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2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5648" calcext:value-type="float">
            <text:p>28.42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2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784" calcext:value-type="float">
            <text:p>28.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2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0888" calcext:value-type="float">
            <text:p>28.44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2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3936" calcext:value-type="float">
            <text:p>28.44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2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784" calcext:value-type="float">
            <text:p>28.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2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0888" calcext:value-type="float">
            <text:p>28.44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2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0888" calcext:value-type="float">
            <text:p>28.44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2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3936" calcext:value-type="float">
            <text:p>28.44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2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3936" calcext:value-type="float">
            <text:p>28.44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1-3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308" calcext:value-type="float">
            <text:p>28.45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1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5272" calcext:value-type="float">
            <text:p>28.46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1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3936" calcext:value-type="float">
            <text:p>28.44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1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8696" calcext:value-type="float">
            <text:p>28.42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1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784" calcext:value-type="float">
            <text:p>28.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1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1744" calcext:value-type="float">
            <text:p>28.43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1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0888" calcext:value-type="float">
            <text:p>28.44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1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3936" calcext:value-type="float">
            <text:p>28.44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1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0888" calcext:value-type="float">
            <text:p>28.44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1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0888" calcext:value-type="float">
            <text:p>28.44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1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3936" calcext:value-type="float">
            <text:p>28.44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1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784" calcext:value-type="float">
            <text:p>28.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1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784" calcext:value-type="float">
            <text:p>28.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1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6984" calcext:value-type="float">
            <text:p>28.44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1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308" calcext:value-type="float">
            <text:p>28.45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1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6128" calcext:value-type="float">
            <text:p>28.45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1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1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2224" calcext:value-type="float">
            <text:p>28.46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1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0888" calcext:value-type="float">
            <text:p>28.44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1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0032" calcext:value-type="float">
            <text:p>28.45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1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6128" calcext:value-type="float">
            <text:p>28.45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1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9176" calcext:value-type="float">
            <text:p>28.45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1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2224" calcext:value-type="float">
            <text:p>28.46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1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9176" calcext:value-type="float">
            <text:p>28.45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1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0032" calcext:value-type="float">
            <text:p>28.45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1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9176" calcext:value-type="float">
            <text:p>28.45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1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1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6128" calcext:value-type="float">
            <text:p>28.45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1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0888" calcext:value-type="float">
            <text:p>28.44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1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0032" calcext:value-type="float">
            <text:p>28.45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4-01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9176" calcext:value-type="float">
            <text:p>28.45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12-3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2224" calcext:value-type="float">
            <text:p>28.46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12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6128" calcext:value-type="float">
            <text:p>28.45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12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308" calcext:value-type="float">
            <text:p>28.45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12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2224" calcext:value-type="float">
            <text:p>28.46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12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1368" calcext:value-type="float">
            <text:p>28.47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12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4416" calcext:value-type="float">
            <text:p>28.47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12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12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4416" calcext:value-type="float">
            <text:p>28.47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12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0888" calcext:value-type="float">
            <text:p>28.44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12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6128" calcext:value-type="float">
            <text:p>28.45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12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5272" calcext:value-type="float">
            <text:p>28.46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12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2224" calcext:value-type="float">
            <text:p>28.46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12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308" calcext:value-type="float">
            <text:p>28.45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12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5272" calcext:value-type="float">
            <text:p>28.46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12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12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9176" calcext:value-type="float">
            <text:p>28.45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12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1368" calcext:value-type="float">
            <text:p>28.47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12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0512" calcext:value-type="float">
            <text:p>28.48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12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356" calcext:value-type="float">
            <text:p>28.48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12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308" calcext:value-type="float">
            <text:p>28.45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12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9176" calcext:value-type="float">
            <text:p>28.45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12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2224" calcext:value-type="float">
            <text:p>28.46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12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5272" calcext:value-type="float">
            <text:p>28.46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12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0512" calcext:value-type="float">
            <text:p>28.48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12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12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356" calcext:value-type="float">
            <text:p>28.48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12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4416" calcext:value-type="float">
            <text:p>28.47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12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9176" calcext:value-type="float">
            <text:p>28.45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12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5272" calcext:value-type="float">
            <text:p>28.46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12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12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1368" calcext:value-type="float">
            <text:p>28.47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11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11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5272" calcext:value-type="float">
            <text:p>28.46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11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7464" calcext:value-type="float">
            <text:p>28.47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11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7464" calcext:value-type="float">
            <text:p>28.47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11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5272" calcext:value-type="float">
            <text:p>28.46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11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4416" calcext:value-type="float">
            <text:p>28.47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11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356" calcext:value-type="float">
            <text:p>28.48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11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356" calcext:value-type="float">
            <text:p>28.48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11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0512" calcext:value-type="float">
            <text:p>28.48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11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356" calcext:value-type="float">
            <text:p>28.48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11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6128" calcext:value-type="float">
            <text:p>28.45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11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9656" calcext:value-type="float">
            <text:p>28.48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11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9656" calcext:value-type="float">
            <text:p>28.48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11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9656" calcext:value-type="float">
            <text:p>28.48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11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7464" calcext:value-type="float">
            <text:p>28.47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11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5272" calcext:value-type="float">
            <text:p>28.46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11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356" calcext:value-type="float">
            <text:p>28.48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11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0512" calcext:value-type="float">
            <text:p>28.48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11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11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5752" calcext:value-type="float">
            <text:p>28.49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11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356" calcext:value-type="float">
            <text:p>28.48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11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6608" calcext:value-type="float">
            <text:p>28.48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11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1368" calcext:value-type="float">
            <text:p>28.47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11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0512" calcext:value-type="float">
            <text:p>28.48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11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356" calcext:value-type="float">
            <text:p>28.48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11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6608" calcext:value-type="float">
            <text:p>28.48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11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7464" calcext:value-type="float">
            <text:p>28.47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11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356" calcext:value-type="float">
            <text:p>28.48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11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0512" calcext:value-type="float">
            <text:p>28.48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0512" calcext:value-type="float">
            <text:p>28.48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10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356" calcext:value-type="float">
            <text:p>28.48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10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6608" calcext:value-type="float">
            <text:p>28.48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10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356" calcext:value-type="float">
            <text:p>28.48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10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6608" calcext:value-type="float">
            <text:p>28.48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10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9656" calcext:value-type="float">
            <text:p>28.48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10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2704" calcext:value-type="float">
            <text:p>28.49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10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9656" calcext:value-type="float">
            <text:p>28.48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10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2704" calcext:value-type="float">
            <text:p>28.49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10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5752" calcext:value-type="float">
            <text:p>28.49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10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5752" calcext:value-type="float">
            <text:p>28.49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10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10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4896" calcext:value-type="float">
            <text:p>28.50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10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4896" calcext:value-type="float">
            <text:p>28.50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10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2704" calcext:value-type="float">
            <text:p>28.49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10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2704" calcext:value-type="float">
            <text:p>28.49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10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356" calcext:value-type="float">
            <text:p>28.48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1848" calcext:value-type="float">
            <text:p>28.50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10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10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10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6608" calcext:value-type="float">
            <text:p>28.48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10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4896" calcext:value-type="float">
            <text:p>28.50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10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7944" calcext:value-type="float">
            <text:p>28.50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10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9656" calcext:value-type="float">
            <text:p>28.48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10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10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6608" calcext:value-type="float">
            <text:p>28.48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10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10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6608" calcext:value-type="float">
            <text:p>28.48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10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4896" calcext:value-type="float">
            <text:p>28.50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10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404" calcext:value-type="float">
            <text:p>28.51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10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4896" calcext:value-type="float">
            <text:p>28.50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9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9656" calcext:value-type="float">
            <text:p>28.48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9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4896" calcext:value-type="float">
            <text:p>28.50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9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7944" calcext:value-type="float">
            <text:p>28.50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9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0992" calcext:value-type="float">
            <text:p>28.51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9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1848" calcext:value-type="float">
            <text:p>28.50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9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9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7944" calcext:value-type="float">
            <text:p>28.50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9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4896" calcext:value-type="float">
            <text:p>28.50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9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4896" calcext:value-type="float">
            <text:p>28.50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9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0992" calcext:value-type="float">
            <text:p>28.51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9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9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7088" calcext:value-type="float">
            <text:p>28.51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9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7088" calcext:value-type="float">
            <text:p>28.51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9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7088" calcext:value-type="float">
            <text:p>28.51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9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7944" calcext:value-type="float">
            <text:p>28.50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9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4896" calcext:value-type="float">
            <text:p>28.50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9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0992" calcext:value-type="float">
            <text:p>28.51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9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404" calcext:value-type="float">
            <text:p>28.51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9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0992" calcext:value-type="float">
            <text:p>28.51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9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7944" calcext:value-type="float">
            <text:p>28.50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9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0992" calcext:value-type="float">
            <text:p>28.51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9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404" calcext:value-type="float">
            <text:p>28.51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9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7088" calcext:value-type="float">
            <text:p>28.51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9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0992" calcext:value-type="float">
            <text:p>28.51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9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404" calcext:value-type="float">
            <text:p>28.51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9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3184" calcext:value-type="float">
            <text:p>28.52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9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404" calcext:value-type="float">
            <text:p>28.51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9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6232" calcext:value-type="float">
            <text:p>28.52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928" calcext:value-type="float">
            <text:p>28.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8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0992" calcext:value-type="float">
            <text:p>28.51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8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3184" calcext:value-type="float">
            <text:p>28.52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8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3184" calcext:value-type="float">
            <text:p>28.52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8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3184" calcext:value-type="float">
            <text:p>28.52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8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928" calcext:value-type="float">
            <text:p>28.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8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3184" calcext:value-type="float">
            <text:p>28.52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8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928" calcext:value-type="float">
            <text:p>28.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8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928" calcext:value-type="float">
            <text:p>28.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8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2328" calcext:value-type="float">
            <text:p>28.53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8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6232" calcext:value-type="float">
            <text:p>28.52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8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6232" calcext:value-type="float">
            <text:p>28.52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8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928" calcext:value-type="float">
            <text:p>28.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8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2328" calcext:value-type="float">
            <text:p>28.53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8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2328" calcext:value-type="float">
            <text:p>28.53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8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5376" calcext:value-type="float">
            <text:p>28.53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8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5376" calcext:value-type="float">
            <text:p>28.53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928" calcext:value-type="float">
            <text:p>28.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8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8424" calcext:value-type="float">
            <text:p>28.53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8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0616" calcext:value-type="float">
            <text:p>28.55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8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928" calcext:value-type="float">
            <text:p>28.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8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5376" calcext:value-type="float">
            <text:p>28.53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8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8424" calcext:value-type="float">
            <text:p>28.53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8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8424" calcext:value-type="float">
            <text:p>28.53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8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5376" calcext:value-type="float">
            <text:p>28.53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8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8424" calcext:value-type="float">
            <text:p>28.53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8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5376" calcext:value-type="float">
            <text:p>28.53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8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8424" calcext:value-type="float">
            <text:p>28.53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8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452" calcext:value-type="float">
            <text:p>28.54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8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452" calcext:value-type="float">
            <text:p>28.54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8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452" calcext:value-type="float">
            <text:p>28.54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452" calcext:value-type="float">
            <text:p>28.54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7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7568" calcext:value-type="float">
            <text:p>28.54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7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7568" calcext:value-type="float">
            <text:p>28.54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7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7568" calcext:value-type="float">
            <text:p>28.54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7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7568" calcext:value-type="float">
            <text:p>28.54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7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3664" calcext:value-type="float">
            <text:p>28.55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7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3664" calcext:value-type="float">
            <text:p>28.55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7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3664" calcext:value-type="float">
            <text:p>28.55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7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3664" calcext:value-type="float">
            <text:p>28.55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7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3664" calcext:value-type="float">
            <text:p>28.55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7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3664" calcext:value-type="float">
            <text:p>28.55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7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3664" calcext:value-type="float">
            <text:p>28.55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7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6712" calcext:value-type="float">
            <text:p>28.55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7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2808" calcext:value-type="float">
            <text:p>28.56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7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2808" calcext:value-type="float">
            <text:p>28.56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7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2808" calcext:value-type="float">
            <text:p>28.56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7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976" calcext:value-type="float">
            <text:p>28.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6712" calcext:value-type="float">
            <text:p>28.55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7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2808" calcext:value-type="float">
            <text:p>28.56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7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2808" calcext:value-type="float">
            <text:p>28.56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7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5856" calcext:value-type="float">
            <text:p>28.5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7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8904" calcext:value-type="float">
            <text:p>28.56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7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8904" calcext:value-type="float">
            <text:p>28.56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7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5856" calcext:value-type="float">
            <text:p>28.5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7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1952" calcext:value-type="float">
            <text:p>28.57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7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8904" calcext:value-type="float">
            <text:p>28.56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7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5856" calcext:value-type="float">
            <text:p>28.5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7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1952" calcext:value-type="float">
            <text:p>28.57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7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8048" calcext:value-type="float">
            <text:p>28.5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7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5" calcext:value-type="float">
            <text:p>28.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7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8048" calcext:value-type="float">
            <text:p>28.5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8048" calcext:value-type="float">
            <text:p>28.5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6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4144" calcext:value-type="float">
            <text:p>28.58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6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4144" calcext:value-type="float">
            <text:p>28.58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6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5" calcext:value-type="float">
            <text:p>28.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6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8048" calcext:value-type="float">
            <text:p>28.5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6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4144" calcext:value-type="float">
            <text:p>28.58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6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7192" calcext:value-type="float">
            <text:p>28.5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6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1096" calcext:value-type="float">
            <text:p>28.58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6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4144" calcext:value-type="float">
            <text:p>28.58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6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7192" calcext:value-type="float">
            <text:p>28.5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6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7192" calcext:value-type="float">
            <text:p>28.5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6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024" calcext:value-type="float">
            <text:p>28.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6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024" calcext:value-type="float">
            <text:p>28.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6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9384" calcext:value-type="float">
            <text:p>28.5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6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8528" calcext:value-type="float">
            <text:p>28.6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6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9384" calcext:value-type="float">
            <text:p>28.5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7192" calcext:value-type="float">
            <text:p>28.5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6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6336" calcext:value-type="float">
            <text:p>28.5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6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548" calcext:value-type="float">
            <text:p>28.6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6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1576" calcext:value-type="float">
            <text:p>28.61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6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9384" calcext:value-type="float">
            <text:p>28.5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6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8528" calcext:value-type="float">
            <text:p>28.6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6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1576" calcext:value-type="float">
            <text:p>28.61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6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8528" calcext:value-type="float">
            <text:p>28.6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6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8528" calcext:value-type="float">
            <text:p>28.6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6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4624" calcext:value-type="float">
            <text:p>28.61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6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1576" calcext:value-type="float">
            <text:p>28.61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6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072" calcext:value-type="float">
            <text:p>28.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6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3768" calcext:value-type="float">
            <text:p>28.6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6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3768" calcext:value-type="float">
            <text:p>28.6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6816" calcext:value-type="float">
            <text:p>28.6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5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9864" calcext:value-type="float">
            <text:p>28.62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5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9864" calcext:value-type="float">
            <text:p>28.62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5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2912" calcext:value-type="float">
            <text:p>28.63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5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596" calcext:value-type="float">
            <text:p>28.6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5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9864" calcext:value-type="float">
            <text:p>28.62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5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9008" calcext:value-type="float">
            <text:p>28.63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5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2912" calcext:value-type="float">
            <text:p>28.63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5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9008" calcext:value-type="float">
            <text:p>28.63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5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2056" calcext:value-type="float">
            <text:p>28.6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5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5104" calcext:value-type="float">
            <text:p>28.64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5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5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7296" calcext:value-type="float">
            <text:p>28.65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5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7296" calcext:value-type="float">
            <text:p>28.65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5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5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7296" calcext:value-type="float">
            <text:p>28.65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5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3392" calcext:value-type="float">
            <text:p>28.6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3392" calcext:value-type="float">
            <text:p>28.6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5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644" calcext:value-type="float">
            <text:p>28.6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5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168" calcext:value-type="float">
            <text:p>28.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5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9488" calcext:value-type="float">
            <text:p>28.66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5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8632" calcext:value-type="float">
            <text:p>28.6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5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5584" calcext:value-type="float">
            <text:p>28.67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5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8632" calcext:value-type="float">
            <text:p>28.6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5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168" calcext:value-type="float">
            <text:p>28.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5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168" calcext:value-type="float">
            <text:p>28.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5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0824" calcext:value-type="float">
            <text:p>28.69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5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7776" calcext:value-type="float">
            <text:p>28.6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5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3872" calcext:value-type="float">
            <text:p>28.6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5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9968" calcext:value-type="float">
            <text:p>28.6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5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692" calcext:value-type="float">
            <text:p>28.6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692" calcext:value-type="float">
            <text:p>28.6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4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9968" calcext:value-type="float">
            <text:p>28.6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4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9968" calcext:value-type="float">
            <text:p>28.6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4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4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4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4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4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5208" calcext:value-type="float">
            <text:p>28.71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4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9112" calcext:value-type="float">
            <text:p>28.70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4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4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5208" calcext:value-type="float">
            <text:p>28.71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4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4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74" calcext:value-type="float">
            <text:p>28.7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4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4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74" calcext:value-type="float">
            <text:p>28.7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4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74" calcext:value-type="float">
            <text:p>28.7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4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74" calcext:value-type="float">
            <text:p>28.7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4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4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74" calcext:value-type="float">
            <text:p>28.7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4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0448" calcext:value-type="float">
            <text:p>28.73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4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4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0448" calcext:value-type="float">
            <text:p>28.73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4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4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0448" calcext:value-type="float">
            <text:p>28.73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4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74" calcext:value-type="float">
            <text:p>28.7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4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74" calcext:value-type="float">
            <text:p>28.7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4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0448" calcext:value-type="float">
            <text:p>28.73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4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3496" calcext:value-type="float">
            <text:p>28.7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4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5688" calcext:value-type="float">
            <text:p>28.74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1784" calcext:value-type="float">
            <text:p>28.75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3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6544" calcext:value-type="float">
            <text:p>28.73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3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0448" calcext:value-type="float">
            <text:p>28.73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3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0448" calcext:value-type="float">
            <text:p>28.73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3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6544" calcext:value-type="float">
            <text:p>28.73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3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3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5688" calcext:value-type="float">
            <text:p>28.74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3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1784" calcext:value-type="float">
            <text:p>28.75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3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1784" calcext:value-type="float">
            <text:p>28.75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3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788" calcext:value-type="float">
            <text:p>28.7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3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3496" calcext:value-type="float">
            <text:p>28.7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3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6544" calcext:value-type="float">
            <text:p>28.73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3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9592" calcext:value-type="float">
            <text:p>28.7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3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4832" calcext:value-type="float">
            <text:p>28.75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3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6544" calcext:value-type="float">
            <text:p>28.73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3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3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5688" calcext:value-type="float">
            <text:p>28.74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3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9592" calcext:value-type="float">
            <text:p>28.7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3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3496" calcext:value-type="float">
            <text:p>28.7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3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6544" calcext:value-type="float">
            <text:p>28.73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3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3496" calcext:value-type="float">
            <text:p>28.7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3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3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5688" calcext:value-type="float">
            <text:p>28.74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3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5688" calcext:value-type="float">
            <text:p>28.74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3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5688" calcext:value-type="float">
            <text:p>28.74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3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5688" calcext:value-type="float">
            <text:p>28.74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3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5688" calcext:value-type="float">
            <text:p>28.74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3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5688" calcext:value-type="float">
            <text:p>28.74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3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0928" calcext:value-type="float">
            <text:p>28.76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3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3976" calcext:value-type="float">
            <text:p>28.76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3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788" calcext:value-type="float">
            <text:p>28.7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3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6544" calcext:value-type="float">
            <text:p>28.73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2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3496" calcext:value-type="float">
            <text:p>28.7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2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5688" calcext:value-type="float">
            <text:p>28.74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2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5688" calcext:value-type="float">
            <text:p>28.74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2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5688" calcext:value-type="float">
            <text:p>28.74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2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2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2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5688" calcext:value-type="float">
            <text:p>28.74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2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4832" calcext:value-type="float">
            <text:p>28.75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2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0928" calcext:value-type="float">
            <text:p>28.76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2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0928" calcext:value-type="float">
            <text:p>28.76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2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8736" calcext:value-type="float">
            <text:p>28.74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2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1784" calcext:value-type="float">
            <text:p>28.75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2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1784" calcext:value-type="float">
            <text:p>28.75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2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1784" calcext:value-type="float">
            <text:p>28.75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2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5688" calcext:value-type="float">
            <text:p>28.74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2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3976" calcext:value-type="float">
            <text:p>28.76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2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788" calcext:value-type="float">
            <text:p>28.7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2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1784" calcext:value-type="float">
            <text:p>28.75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2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2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1784" calcext:value-type="float">
            <text:p>28.75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2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3976" calcext:value-type="float">
            <text:p>28.76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2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7024" calcext:value-type="float">
            <text:p>28.7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2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3976" calcext:value-type="float">
            <text:p>28.76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2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9592" calcext:value-type="float">
            <text:p>28.7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2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1784" calcext:value-type="float">
            <text:p>28.75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2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788" calcext:value-type="float">
            <text:p>28.7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2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1784" calcext:value-type="float">
            <text:p>28.75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2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1784" calcext:value-type="float">
            <text:p>28.75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1-3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1784" calcext:value-type="float">
            <text:p>28.75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1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1784" calcext:value-type="float">
            <text:p>28.75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1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1784" calcext:value-type="float">
            <text:p>28.75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1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3976" calcext:value-type="float">
            <text:p>28.76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1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0072" calcext:value-type="float">
            <text:p>28.7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1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9216" calcext:value-type="float">
            <text:p>28.77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1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7024" calcext:value-type="float">
            <text:p>28.7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1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7024" calcext:value-type="float">
            <text:p>28.7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1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0928" calcext:value-type="float">
            <text:p>28.76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1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1784" calcext:value-type="float">
            <text:p>28.75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3-01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2264" calcext:value-type="float">
            <text:p>28.78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10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7024" calcext:value-type="float">
            <text:p>28.7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10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5688" calcext:value-type="float">
            <text:p>28.74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10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7024" calcext:value-type="float">
            <text:p>28.7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10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3976" calcext:value-type="float">
            <text:p>28.76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10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3976" calcext:value-type="float">
            <text:p>28.76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10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10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1784" calcext:value-type="float">
            <text:p>28.75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10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3976" calcext:value-type="float">
            <text:p>28.76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10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0928" calcext:value-type="float">
            <text:p>28.76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10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788" calcext:value-type="float">
            <text:p>28.7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10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3976" calcext:value-type="float">
            <text:p>28.76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10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3976" calcext:value-type="float">
            <text:p>28.76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0928" calcext:value-type="float">
            <text:p>28.76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9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3976" calcext:value-type="float">
            <text:p>28.76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9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7024" calcext:value-type="float">
            <text:p>28.7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9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788" calcext:value-type="float">
            <text:p>28.7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9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0072" calcext:value-type="float">
            <text:p>28.7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9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0928" calcext:value-type="float">
            <text:p>28.76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9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7024" calcext:value-type="float">
            <text:p>28.7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9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9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0072" calcext:value-type="float">
            <text:p>28.7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9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3976" calcext:value-type="float">
            <text:p>28.76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9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0928" calcext:value-type="float">
            <text:p>28.76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9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7024" calcext:value-type="float">
            <text:p>28.7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9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3976" calcext:value-type="float">
            <text:p>28.76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9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7024" calcext:value-type="float">
            <text:p>28.7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9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7024" calcext:value-type="float">
            <text:p>28.7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9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6168" calcext:value-type="float">
            <text:p>28.77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0072" calcext:value-type="float">
            <text:p>28.7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9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9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7024" calcext:value-type="float">
            <text:p>28.7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9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3976" calcext:value-type="float">
            <text:p>28.76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9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0072" calcext:value-type="float">
            <text:p>28.7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9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9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9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0928" calcext:value-type="float">
            <text:p>28.76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9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9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0072" calcext:value-type="float">
            <text:p>28.7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9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9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9216" calcext:value-type="float">
            <text:p>28.77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9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9216" calcext:value-type="float">
            <text:p>28.77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9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0928" calcext:value-type="float">
            <text:p>28.76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0072" calcext:value-type="float">
            <text:p>28.7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8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3976" calcext:value-type="float">
            <text:p>28.76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8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6168" calcext:value-type="float">
            <text:p>28.77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8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8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0072" calcext:value-type="float">
            <text:p>28.7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8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7024" calcext:value-type="float">
            <text:p>28.7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8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7024" calcext:value-type="float">
            <text:p>28.7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8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0072" calcext:value-type="float">
            <text:p>28.7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8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8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6168" calcext:value-type="float">
            <text:p>28.77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8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8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6168" calcext:value-type="float">
            <text:p>28.77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8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8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8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5312" calcext:value-type="float">
            <text:p>28.78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8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6168" calcext:value-type="float">
            <text:p>28.77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8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7024" calcext:value-type="float">
            <text:p>28.7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6168" calcext:value-type="float">
            <text:p>28.77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8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6168" calcext:value-type="float">
            <text:p>28.77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8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0072" calcext:value-type="float">
            <text:p>28.7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8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0072" calcext:value-type="float">
            <text:p>28.7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8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8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8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6168" calcext:value-type="float">
            <text:p>28.77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8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6168" calcext:value-type="float">
            <text:p>28.77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8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9216" calcext:value-type="float">
            <text:p>28.77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8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6168" calcext:value-type="float">
            <text:p>28.77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8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0072" calcext:value-type="float">
            <text:p>28.7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8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0072" calcext:value-type="float">
            <text:p>28.7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8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0072" calcext:value-type="float">
            <text:p>28.7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8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0072" calcext:value-type="float">
            <text:p>28.7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7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7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7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0072" calcext:value-type="float">
            <text:p>28.7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7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0072" calcext:value-type="float">
            <text:p>28.7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7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0072" calcext:value-type="float">
            <text:p>28.7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7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2264" calcext:value-type="float">
            <text:p>28.78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7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6168" calcext:value-type="float">
            <text:p>28.77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7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0072" calcext:value-type="float">
            <text:p>28.7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7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6168" calcext:value-type="float">
            <text:p>28.77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7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9216" calcext:value-type="float">
            <text:p>28.77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7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6168" calcext:value-type="float">
            <text:p>28.77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7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6168" calcext:value-type="float">
            <text:p>28.77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7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9216" calcext:value-type="float">
            <text:p>28.77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7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2264" calcext:value-type="float">
            <text:p>28.78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7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6168" calcext:value-type="float">
            <text:p>28.77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7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7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6168" calcext:value-type="float">
            <text:p>28.77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7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6168" calcext:value-type="float">
            <text:p>28.77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7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7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7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0072" calcext:value-type="float">
            <text:p>28.7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7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6168" calcext:value-type="float">
            <text:p>28.77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7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7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7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7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7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7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7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0072" calcext:value-type="float">
            <text:p>28.7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0072" calcext:value-type="float">
            <text:p>28.7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6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6168" calcext:value-type="float">
            <text:p>28.77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6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6168" calcext:value-type="float">
            <text:p>28.77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6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0072" calcext:value-type="float">
            <text:p>28.7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6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6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6168" calcext:value-type="float">
            <text:p>28.77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6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6168" calcext:value-type="float">
            <text:p>28.77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6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9216" calcext:value-type="float">
            <text:p>28.77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6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6168" calcext:value-type="float">
            <text:p>28.77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6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9216" calcext:value-type="float">
            <text:p>28.77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6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9216" calcext:value-type="float">
            <text:p>28.77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6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2264" calcext:value-type="float">
            <text:p>28.78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6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5312" calcext:value-type="float">
            <text:p>28.78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6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9216" calcext:value-type="float">
            <text:p>28.77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6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9216" calcext:value-type="float">
            <text:p>28.77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6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9216" calcext:value-type="float">
            <text:p>28.77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5312" calcext:value-type="float">
            <text:p>28.78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6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1408" calcext:value-type="float">
            <text:p>28.79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6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836" calcext:value-type="float">
            <text:p>28.78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6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836" calcext:value-type="float">
            <text:p>28.78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6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1408" calcext:value-type="float">
            <text:p>28.79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6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5312" calcext:value-type="float">
            <text:p>28.78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6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5312" calcext:value-type="float">
            <text:p>28.78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6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2264" calcext:value-type="float">
            <text:p>28.78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6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7504" calcext:value-type="float">
            <text:p>28.79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6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4456" calcext:value-type="float">
            <text:p>28.79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6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1408" calcext:value-type="float">
            <text:p>28.79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6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836" calcext:value-type="float">
            <text:p>28.78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6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836" calcext:value-type="float">
            <text:p>28.78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6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836" calcext:value-type="float">
            <text:p>28.78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4456" calcext:value-type="float">
            <text:p>28.79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5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7504" calcext:value-type="float">
            <text:p>28.79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5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0552" calcext:value-type="float">
            <text:p>28.80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5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36" calcext:value-type="float">
            <text:p>28.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5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0552" calcext:value-type="float">
            <text:p>28.80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5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0552" calcext:value-type="float">
            <text:p>28.80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5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0552" calcext:value-type="float">
            <text:p>28.80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5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36" calcext:value-type="float">
            <text:p>28.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5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9696" calcext:value-type="float">
            <text:p>28.80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5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6648" calcext:value-type="float">
            <text:p>28.80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5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36" calcext:value-type="float">
            <text:p>28.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5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6648" calcext:value-type="float">
            <text:p>28.80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5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9696" calcext:value-type="float">
            <text:p>28.80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5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1888" calcext:value-type="float">
            <text:p>28.82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5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1888" calcext:value-type="float">
            <text:p>28.82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5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1888" calcext:value-type="float">
            <text:p>28.82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5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884" calcext:value-type="float">
            <text:p>28.81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884" calcext:value-type="float">
            <text:p>28.81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5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4936" calcext:value-type="float">
            <text:p>28.82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5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7984" calcext:value-type="float">
            <text:p>28.82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5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4936" calcext:value-type="float">
            <text:p>28.82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5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1032" calcext:value-type="float">
            <text:p>28.83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5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408" calcext:value-type="float">
            <text:p>28.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5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1032" calcext:value-type="float">
            <text:p>28.83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5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408" calcext:value-type="float">
            <text:p>28.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5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3224" calcext:value-type="float">
            <text:p>28.84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5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3224" calcext:value-type="float">
            <text:p>28.84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5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6272" calcext:value-type="float">
            <text:p>28.84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5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932" calcext:value-type="float">
            <text:p>28.84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5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932" calcext:value-type="float">
            <text:p>28.84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5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932" calcext:value-type="float">
            <text:p>28.84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6272" calcext:value-type="float">
            <text:p>28.84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4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6272" calcext:value-type="float">
            <text:p>28.84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4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2368" calcext:value-type="float">
            <text:p>28.85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4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1512" calcext:value-type="float">
            <text:p>28.86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4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8464" calcext:value-type="float">
            <text:p>28.85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4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1512" calcext:value-type="float">
            <text:p>28.86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4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456" calcext:value-type="float">
            <text:p>28.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4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0656" calcext:value-type="float">
            <text:p>28.87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4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6752" calcext:value-type="float">
            <text:p>28.87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4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6752" calcext:value-type="float">
            <text:p>28.87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4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3704" calcext:value-type="float">
            <text:p>28.87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4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2848" calcext:value-type="float">
            <text:p>28.88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4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5896" calcext:value-type="float">
            <text:p>28.88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4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6752" calcext:value-type="float">
            <text:p>28.87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4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8944" calcext:value-type="float">
            <text:p>28.88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4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1992" calcext:value-type="float">
            <text:p>28.89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1992" calcext:value-type="float">
            <text:p>28.89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4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1992" calcext:value-type="float">
            <text:p>28.89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4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8088" calcext:value-type="float">
            <text:p>28.89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4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1136" calcext:value-type="float">
            <text:p>28.90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4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4184" calcext:value-type="float">
            <text:p>28.90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4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3328" calcext:value-type="float">
            <text:p>28.91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4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552" calcext:value-type="float">
            <text:p>28.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4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8568" calcext:value-type="float">
            <text:p>28.9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4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6376" calcext:value-type="float">
            <text:p>28.9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4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8568" calcext:value-type="float">
            <text:p>28.9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4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076" calcext:value-type="float">
            <text:p>28.94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4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4664" calcext:value-type="float">
            <text:p>28.93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4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1616" calcext:value-type="float">
            <text:p>28.93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4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7712" calcext:value-type="float">
            <text:p>28.93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076" calcext:value-type="float">
            <text:p>28.94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3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6856" calcext:value-type="float">
            <text:p>28.94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3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3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2096" calcext:value-type="float">
            <text:p>28.96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3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3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9048" calcext:value-type="float">
            <text:p>28.95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3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124" calcext:value-type="float">
            <text:p>28.97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3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4288" calcext:value-type="float">
            <text:p>28.97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3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4288" calcext:value-type="float">
            <text:p>28.97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3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648" calcext:value-type="float">
            <text:p>28.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3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8192" calcext:value-type="float">
            <text:p>28.96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3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0384" calcext:value-type="float">
            <text:p>28.98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3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648" calcext:value-type="float">
            <text:p>28.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3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2576" calcext:value-type="float">
            <text:p>28.99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3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3432" calcext:value-type="float">
            <text:p>28.98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3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8672" calcext:value-type="float">
            <text:p>28.99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3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2576" calcext:value-type="float">
            <text:p>28.99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3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5624" calcext:value-type="float">
            <text:p>28.99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3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5624" calcext:value-type="float">
            <text:p>28.99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3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172" calcext:value-type="float">
            <text:p>29.00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3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4768" calcext:value-type="float">
            <text:p>29.00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3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4768" calcext:value-type="float">
            <text:p>29.00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3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8672" calcext:value-type="float">
            <text:p>28.99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3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8672" calcext:value-type="float">
            <text:p>28.99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3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0864" calcext:value-type="float">
            <text:p>29.01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3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0008" calcext:value-type="float">
            <text:p>29.02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3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5248" calcext:value-type="float">
            <text:p>29.03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3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3056" calcext:value-type="float">
            <text:p>29.02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3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9152" calcext:value-type="float">
            <text:p>29.02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3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5248" calcext:value-type="float">
            <text:p>29.03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3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5248" calcext:value-type="float">
            <text:p>29.03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3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1344" calcext:value-type="float">
            <text:p>29.04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2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2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2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2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2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0488" calcext:value-type="float">
            <text:p>29.05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2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3536" calcext:value-type="float">
            <text:p>29.0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2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6584" calcext:value-type="float">
            <text:p>29.0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2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0488" calcext:value-type="float">
            <text:p>29.05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2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8776" calcext:value-type="float">
            <text:p>29.0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2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1824" calcext:value-type="float">
            <text:p>29.07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2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6584" calcext:value-type="float">
            <text:p>29.0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2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6584" calcext:value-type="float">
            <text:p>29.0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2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3536" calcext:value-type="float">
            <text:p>29.0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2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5728" calcext:value-type="float">
            <text:p>29.06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2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6584" calcext:value-type="float">
            <text:p>29.0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2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5728" calcext:value-type="float">
            <text:p>29.06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2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5728" calcext:value-type="float">
            <text:p>29.06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2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2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792" calcext:value-type="float">
            <text:p>29.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2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1824" calcext:value-type="float">
            <text:p>29.07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2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268" calcext:value-type="float">
            <text:p>29.0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2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9632" calcext:value-type="float">
            <text:p>29.0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2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3536" calcext:value-type="float">
            <text:p>29.0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2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3536" calcext:value-type="float">
            <text:p>29.0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2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268" calcext:value-type="float">
            <text:p>29.0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2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2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6584" calcext:value-type="float">
            <text:p>29.0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2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0488" calcext:value-type="float">
            <text:p>29.05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1-3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1824" calcext:value-type="float">
            <text:p>29.07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1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4872" calcext:value-type="float">
            <text:p>29.0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1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5728" calcext:value-type="float">
            <text:p>29.06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1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6584" calcext:value-type="float">
            <text:p>29.0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1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4392" calcext:value-type="float">
            <text:p>29.04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1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9632" calcext:value-type="float">
            <text:p>29.0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1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792" calcext:value-type="float">
            <text:p>29.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1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3536" calcext:value-type="float">
            <text:p>29.0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1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1824" calcext:value-type="float">
            <text:p>29.07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1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8776" calcext:value-type="float">
            <text:p>29.0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1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3536" calcext:value-type="float">
            <text:p>29.0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1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5728" calcext:value-type="float">
            <text:p>29.06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1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1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6584" calcext:value-type="float">
            <text:p>29.0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1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5728" calcext:value-type="float">
            <text:p>29.06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1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8776" calcext:value-type="float">
            <text:p>29.0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1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5728" calcext:value-type="float">
            <text:p>29.06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1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5728" calcext:value-type="float">
            <text:p>29.06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1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0488" calcext:value-type="float">
            <text:p>29.05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1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5728" calcext:value-type="float">
            <text:p>29.06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1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5728" calcext:value-type="float">
            <text:p>29.06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1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9632" calcext:value-type="float">
            <text:p>29.0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1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1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6584" calcext:value-type="float">
            <text:p>29.0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1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0488" calcext:value-type="float">
            <text:p>29.05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1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0488" calcext:value-type="float">
            <text:p>29.05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1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9632" calcext:value-type="float">
            <text:p>29.0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1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8776" calcext:value-type="float">
            <text:p>29.0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1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268" calcext:value-type="float">
            <text:p>29.0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1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8776" calcext:value-type="float">
            <text:p>29.0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2-01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9632" calcext:value-type="float">
            <text:p>29.0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12-3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1344" calcext:value-type="float">
            <text:p>29.04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12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3536" calcext:value-type="float">
            <text:p>29.0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12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268" calcext:value-type="float">
            <text:p>29.0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12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3536" calcext:value-type="float">
            <text:p>29.0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12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268" calcext:value-type="float">
            <text:p>29.0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12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0488" calcext:value-type="float">
            <text:p>29.05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12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6584" calcext:value-type="float">
            <text:p>29.0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12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268" calcext:value-type="float">
            <text:p>29.0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12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268" calcext:value-type="float">
            <text:p>29.0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12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12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268" calcext:value-type="float">
            <text:p>29.0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12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0488" calcext:value-type="float">
            <text:p>29.05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12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268" calcext:value-type="float">
            <text:p>29.0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12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5728" calcext:value-type="float">
            <text:p>29.06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12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9632" calcext:value-type="float">
            <text:p>29.0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12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3536" calcext:value-type="float">
            <text:p>29.0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12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9632" calcext:value-type="float">
            <text:p>29.0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12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9632" calcext:value-type="float">
            <text:p>29.0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12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6584" calcext:value-type="float">
            <text:p>29.0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12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5728" calcext:value-type="float">
            <text:p>29.06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12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5728" calcext:value-type="float">
            <text:p>29.06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12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3536" calcext:value-type="float">
            <text:p>29.0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12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22" calcext:value-type="float">
            <text:p>29.0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12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9632" calcext:value-type="float">
            <text:p>29.0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12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268" calcext:value-type="float">
            <text:p>29.0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12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5248" calcext:value-type="float">
            <text:p>29.03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12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4392" calcext:value-type="float">
            <text:p>29.04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12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268" calcext:value-type="float">
            <text:p>29.0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12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9632" calcext:value-type="float">
            <text:p>29.0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12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1824" calcext:value-type="float">
            <text:p>29.07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12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8776" calcext:value-type="float">
            <text:p>29.0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11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11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1344" calcext:value-type="float">
            <text:p>29.04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11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9632" calcext:value-type="float">
            <text:p>29.0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11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0488" calcext:value-type="float">
            <text:p>29.05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11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5728" calcext:value-type="float">
            <text:p>29.06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11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6584" calcext:value-type="float">
            <text:p>29.0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11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4392" calcext:value-type="float">
            <text:p>29.04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11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6584" calcext:value-type="float">
            <text:p>29.0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11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3536" calcext:value-type="float">
            <text:p>29.0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11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0488" calcext:value-type="float">
            <text:p>29.05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11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4392" calcext:value-type="float">
            <text:p>29.04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11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268" calcext:value-type="float">
            <text:p>29.0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11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268" calcext:value-type="float">
            <text:p>29.0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11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3536" calcext:value-type="float">
            <text:p>29.0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11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3536" calcext:value-type="float">
            <text:p>29.0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11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6584" calcext:value-type="float">
            <text:p>29.0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11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6584" calcext:value-type="float">
            <text:p>29.0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11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268" calcext:value-type="float">
            <text:p>29.0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11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6584" calcext:value-type="float">
            <text:p>29.0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11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0488" calcext:value-type="float">
            <text:p>29.05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11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9632" calcext:value-type="float">
            <text:p>29.0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11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0488" calcext:value-type="float">
            <text:p>29.05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11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3536" calcext:value-type="float">
            <text:p>29.0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11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9632" calcext:value-type="float">
            <text:p>29.0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11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268" calcext:value-type="float">
            <text:p>29.0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11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6584" calcext:value-type="float">
            <text:p>29.0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11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3536" calcext:value-type="float">
            <text:p>29.0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11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6584" calcext:value-type="float">
            <text:p>29.0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11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0488" calcext:value-type="float">
            <text:p>29.05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3536" calcext:value-type="float">
            <text:p>29.0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10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3536" calcext:value-type="float">
            <text:p>29.0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10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0488" calcext:value-type="float">
            <text:p>29.05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10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9632" calcext:value-type="float">
            <text:p>29.0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10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6584" calcext:value-type="float">
            <text:p>29.0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10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9632" calcext:value-type="float">
            <text:p>29.0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10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6584" calcext:value-type="float">
            <text:p>29.0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10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10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6584" calcext:value-type="float">
            <text:p>29.0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10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6584" calcext:value-type="float">
            <text:p>29.0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10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1344" calcext:value-type="float">
            <text:p>29.04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10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10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3536" calcext:value-type="float">
            <text:p>29.0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10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8296" calcext:value-type="float">
            <text:p>29.03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10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3536" calcext:value-type="float">
            <text:p>29.0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10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4392" calcext:value-type="float">
            <text:p>29.04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10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0488" calcext:value-type="float">
            <text:p>29.05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9632" calcext:value-type="float">
            <text:p>29.0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10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0488" calcext:value-type="float">
            <text:p>29.05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10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10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1344" calcext:value-type="float">
            <text:p>29.04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10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22" calcext:value-type="float">
            <text:p>29.0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10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6584" calcext:value-type="float">
            <text:p>29.0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10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6584" calcext:value-type="float">
            <text:p>29.0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10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22" calcext:value-type="float">
            <text:p>29.0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10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4392" calcext:value-type="float">
            <text:p>29.04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10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5248" calcext:value-type="float">
            <text:p>29.03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10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1344" calcext:value-type="float">
            <text:p>29.04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10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10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6584" calcext:value-type="float">
            <text:p>29.0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10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3536" calcext:value-type="float">
            <text:p>29.0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1344" calcext:value-type="float">
            <text:p>29.04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9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3912" calcext:value-type="float">
            <text:p>29.01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9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0008" calcext:value-type="float">
            <text:p>29.02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9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6104" calcext:value-type="float">
            <text:p>29.02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9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9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3056" calcext:value-type="float">
            <text:p>29.02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9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6104" calcext:value-type="float">
            <text:p>29.02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9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22" calcext:value-type="float">
            <text:p>29.0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9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172" calcext:value-type="float">
            <text:p>29.00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9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9152" calcext:value-type="float">
            <text:p>29.02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9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9152" calcext:value-type="float">
            <text:p>29.02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9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9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3056" calcext:value-type="float">
            <text:p>29.02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9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6104" calcext:value-type="float">
            <text:p>29.02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9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0008" calcext:value-type="float">
            <text:p>29.02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9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3912" calcext:value-type="float">
            <text:p>29.01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9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6104" calcext:value-type="float">
            <text:p>29.02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9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0008" calcext:value-type="float">
            <text:p>29.02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9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0864" calcext:value-type="float">
            <text:p>29.01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9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3056" calcext:value-type="float">
            <text:p>29.02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9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0008" calcext:value-type="float">
            <text:p>29.02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9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3912" calcext:value-type="float">
            <text:p>29.01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9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9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9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6104" calcext:value-type="float">
            <text:p>29.02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9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0008" calcext:value-type="float">
            <text:p>29.02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9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3912" calcext:value-type="float">
            <text:p>29.01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9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3912" calcext:value-type="float">
            <text:p>29.01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9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0864" calcext:value-type="float">
            <text:p>29.01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7816" calcext:value-type="float">
            <text:p>29.00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8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0864" calcext:value-type="float">
            <text:p>29.01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8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0864" calcext:value-type="float">
            <text:p>29.01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8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8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8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7816" calcext:value-type="float">
            <text:p>29.00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8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7816" calcext:value-type="float">
            <text:p>29.00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8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0864" calcext:value-type="float">
            <text:p>29.01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8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4768" calcext:value-type="float">
            <text:p>29.00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8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4768" calcext:value-type="float">
            <text:p>29.00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8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172" calcext:value-type="float">
            <text:p>29.00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8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4768" calcext:value-type="float">
            <text:p>29.00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8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4768" calcext:value-type="float">
            <text:p>29.00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8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7816" calcext:value-type="float">
            <text:p>29.00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8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7816" calcext:value-type="float">
            <text:p>29.00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8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8672" calcext:value-type="float">
            <text:p>28.99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8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8672" calcext:value-type="float">
            <text:p>28.99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172" calcext:value-type="float">
            <text:p>29.00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8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172" calcext:value-type="float">
            <text:p>29.00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8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5624" calcext:value-type="float">
            <text:p>28.99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8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5624" calcext:value-type="float">
            <text:p>28.99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8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5624" calcext:value-type="float">
            <text:p>28.99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8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172" calcext:value-type="float">
            <text:p>29.00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8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2576" calcext:value-type="float">
            <text:p>28.99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8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3432" calcext:value-type="float">
            <text:p>28.98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8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9528" calcext:value-type="float">
            <text:p>28.98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8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2576" calcext:value-type="float">
            <text:p>28.99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8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648" calcext:value-type="float">
            <text:p>28.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8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3432" calcext:value-type="float">
            <text:p>28.98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8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648" calcext:value-type="float">
            <text:p>28.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8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3432" calcext:value-type="float">
            <text:p>28.98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3432" calcext:value-type="float">
            <text:p>28.98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7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3432" calcext:value-type="float">
            <text:p>28.98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7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0384" calcext:value-type="float">
            <text:p>28.98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7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3432" calcext:value-type="float">
            <text:p>28.98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7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3432" calcext:value-type="float">
            <text:p>28.98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7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3432" calcext:value-type="float">
            <text:p>28.98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7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7336" calcext:value-type="float">
            <text:p>28.97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7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7336" calcext:value-type="float">
            <text:p>28.97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7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0384" calcext:value-type="float">
            <text:p>28.98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7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7336" calcext:value-type="float">
            <text:p>28.97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7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7336" calcext:value-type="float">
            <text:p>28.97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7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8192" calcext:value-type="float">
            <text:p>28.96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7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8192" calcext:value-type="float">
            <text:p>28.96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7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124" calcext:value-type="float">
            <text:p>28.97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7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4288" calcext:value-type="float">
            <text:p>28.97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7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124" calcext:value-type="float">
            <text:p>28.97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7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124" calcext:value-type="float">
            <text:p>28.97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8192" calcext:value-type="float">
            <text:p>28.96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7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8192" calcext:value-type="float">
            <text:p>28.96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7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8192" calcext:value-type="float">
            <text:p>28.96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7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5144" calcext:value-type="float">
            <text:p>28.96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7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5144" calcext:value-type="float">
            <text:p>28.96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7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5144" calcext:value-type="float">
            <text:p>28.96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7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2096" calcext:value-type="float">
            <text:p>28.96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7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2096" calcext:value-type="float">
            <text:p>28.96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7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2096" calcext:value-type="float">
            <text:p>28.96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7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9048" calcext:value-type="float">
            <text:p>28.95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7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9048" calcext:value-type="float">
            <text:p>28.95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7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9048" calcext:value-type="float">
            <text:p>28.95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7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5144" calcext:value-type="float">
            <text:p>28.96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7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2096" calcext:value-type="float">
            <text:p>28.96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6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9048" calcext:value-type="float">
            <text:p>28.95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6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9048" calcext:value-type="float">
            <text:p>28.95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6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6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9048" calcext:value-type="float">
            <text:p>28.95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6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2096" calcext:value-type="float">
            <text:p>28.96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6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5144" calcext:value-type="float">
            <text:p>28.96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6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9048" calcext:value-type="float">
            <text:p>28.95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6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6856" calcext:value-type="float">
            <text:p>28.94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6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6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9048" calcext:value-type="float">
            <text:p>28.95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6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9904" calcext:value-type="float">
            <text:p>28.94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6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6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6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6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2096" calcext:value-type="float">
            <text:p>28.96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2096" calcext:value-type="float">
            <text:p>28.96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6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5144" calcext:value-type="float">
            <text:p>28.96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6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8192" calcext:value-type="float">
            <text:p>28.96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6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2096" calcext:value-type="float">
            <text:p>28.96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6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5144" calcext:value-type="float">
            <text:p>28.96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6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124" calcext:value-type="float">
            <text:p>28.97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6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5144" calcext:value-type="float">
            <text:p>28.96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6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5144" calcext:value-type="float">
            <text:p>28.96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6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124" calcext:value-type="float">
            <text:p>28.97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6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124" calcext:value-type="float">
            <text:p>28.97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6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8192" calcext:value-type="float">
            <text:p>28.96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6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8192" calcext:value-type="float">
            <text:p>28.96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6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124" calcext:value-type="float">
            <text:p>28.97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6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5144" calcext:value-type="float">
            <text:p>28.96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4288" calcext:value-type="float">
            <text:p>28.97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5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2096" calcext:value-type="float">
            <text:p>28.96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5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4288" calcext:value-type="float">
            <text:p>28.97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5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8192" calcext:value-type="float">
            <text:p>28.96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5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8192" calcext:value-type="float">
            <text:p>28.96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5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8192" calcext:value-type="float">
            <text:p>28.96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5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124" calcext:value-type="float">
            <text:p>28.97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5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8192" calcext:value-type="float">
            <text:p>28.96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5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124" calcext:value-type="float">
            <text:p>28.97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5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7336" calcext:value-type="float">
            <text:p>28.97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5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3432" calcext:value-type="float">
            <text:p>28.98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5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4288" calcext:value-type="float">
            <text:p>28.97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5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124" calcext:value-type="float">
            <text:p>28.97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5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7336" calcext:value-type="float">
            <text:p>28.97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5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0384" calcext:value-type="float">
            <text:p>28.98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5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0384" calcext:value-type="float">
            <text:p>28.98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5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3432" calcext:value-type="float">
            <text:p>28.98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0384" calcext:value-type="float">
            <text:p>28.98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5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7336" calcext:value-type="float">
            <text:p>28.97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5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0384" calcext:value-type="float">
            <text:p>28.98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5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648" calcext:value-type="float">
            <text:p>28.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5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648" calcext:value-type="float">
            <text:p>28.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5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648" calcext:value-type="float">
            <text:p>28.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5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2576" calcext:value-type="float">
            <text:p>28.99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5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2576" calcext:value-type="float">
            <text:p>28.99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5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5624" calcext:value-type="float">
            <text:p>28.99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5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648" calcext:value-type="float">
            <text:p>28.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5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2576" calcext:value-type="float">
            <text:p>28.99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5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4768" calcext:value-type="float">
            <text:p>29.00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5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5624" calcext:value-type="float">
            <text:p>28.99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5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8672" calcext:value-type="float">
            <text:p>28.99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7816" calcext:value-type="float">
            <text:p>29.00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4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3912" calcext:value-type="float">
            <text:p>29.01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4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4768" calcext:value-type="float">
            <text:p>29.00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4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0864" calcext:value-type="float">
            <text:p>29.01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4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4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3912" calcext:value-type="float">
            <text:p>29.01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4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3056" calcext:value-type="float">
            <text:p>29.02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4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5248" calcext:value-type="float">
            <text:p>29.03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4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1344" calcext:value-type="float">
            <text:p>29.04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4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4392" calcext:value-type="float">
            <text:p>29.04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4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3536" calcext:value-type="float">
            <text:p>29.0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4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8776" calcext:value-type="float">
            <text:p>29.0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4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5728" calcext:value-type="float">
            <text:p>29.06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4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8776" calcext:value-type="float">
            <text:p>29.0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4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4872" calcext:value-type="float">
            <text:p>29.0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4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7064" calcext:value-type="float">
            <text:p>29.08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6208" calcext:value-type="float">
            <text:p>29.09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4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4016" calcext:value-type="float">
            <text:p>29.0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4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0112" calcext:value-type="float">
            <text:p>29.0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4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4016" calcext:value-type="float">
            <text:p>29.0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4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792" calcext:value-type="float">
            <text:p>29.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4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7064" calcext:value-type="float">
            <text:p>29.08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4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6208" calcext:value-type="float">
            <text:p>29.09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4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0968" calcext:value-type="float">
            <text:p>29.0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4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0968" calcext:value-type="float">
            <text:p>29.0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4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7064" calcext:value-type="float">
            <text:p>29.08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4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316" calcext:value-type="float">
            <text:p>29.0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4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4016" calcext:value-type="float">
            <text:p>29.0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4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0112" calcext:value-type="float">
            <text:p>29.0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4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0112" calcext:value-type="float">
            <text:p>29.0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316" calcext:value-type="float">
            <text:p>29.0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3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0968" calcext:value-type="float">
            <text:p>29.0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3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4872" calcext:value-type="float">
            <text:p>29.0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3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0968" calcext:value-type="float">
            <text:p>29.0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3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0112" calcext:value-type="float">
            <text:p>29.0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3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0112" calcext:value-type="float">
            <text:p>29.0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3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4016" calcext:value-type="float">
            <text:p>29.0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3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0968" calcext:value-type="float">
            <text:p>29.0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3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7064" calcext:value-type="float">
            <text:p>29.08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3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7064" calcext:value-type="float">
            <text:p>29.08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3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7064" calcext:value-type="float">
            <text:p>29.08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3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7064" calcext:value-type="float">
            <text:p>29.08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3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792" calcext:value-type="float">
            <text:p>29.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3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0112" calcext:value-type="float">
            <text:p>29.0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3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4016" calcext:value-type="float">
            <text:p>29.0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3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792" calcext:value-type="float">
            <text:p>29.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3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0112" calcext:value-type="float">
            <text:p>29.0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3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792" calcext:value-type="float">
            <text:p>29.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3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1824" calcext:value-type="float">
            <text:p>29.07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3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4872" calcext:value-type="float">
            <text:p>29.0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3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316" calcext:value-type="float">
            <text:p>29.0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3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0112" calcext:value-type="float">
            <text:p>29.0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3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8776" calcext:value-type="float">
            <text:p>29.0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3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0968" calcext:value-type="float">
            <text:p>29.0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3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792" calcext:value-type="float">
            <text:p>29.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3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0112" calcext:value-type="float">
            <text:p>29.0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3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316" calcext:value-type="float">
            <text:p>29.0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3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4872" calcext:value-type="float">
            <text:p>29.0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3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0968" calcext:value-type="float">
            <text:p>29.0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3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0112" calcext:value-type="float">
            <text:p>29.0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3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792" calcext:value-type="float">
            <text:p>29.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3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8776" calcext:value-type="float">
            <text:p>29.0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2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7064" calcext:value-type="float">
            <text:p>29.08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2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268" calcext:value-type="float">
            <text:p>29.0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2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1824" calcext:value-type="float">
            <text:p>29.07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2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4016" calcext:value-type="float">
            <text:p>29.0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2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268" calcext:value-type="float">
            <text:p>29.0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2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0968" calcext:value-type="float">
            <text:p>29.0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2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316" calcext:value-type="float">
            <text:p>29.0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2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0968" calcext:value-type="float">
            <text:p>29.0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2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5728" calcext:value-type="float">
            <text:p>29.06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2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0968" calcext:value-type="float">
            <text:p>29.0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2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5728" calcext:value-type="float">
            <text:p>29.06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2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8776" calcext:value-type="float">
            <text:p>29.0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2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0968" calcext:value-type="float">
            <text:p>29.0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2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792" calcext:value-type="float">
            <text:p>29.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2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1824" calcext:value-type="float">
            <text:p>29.07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2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8776" calcext:value-type="float">
            <text:p>29.0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2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1824" calcext:value-type="float">
            <text:p>29.07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2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1824" calcext:value-type="float">
            <text:p>29.07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2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4872" calcext:value-type="float">
            <text:p>29.0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2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792" calcext:value-type="float">
            <text:p>29.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2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4872" calcext:value-type="float">
            <text:p>29.0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2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1824" calcext:value-type="float">
            <text:p>29.07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2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792" calcext:value-type="float">
            <text:p>29.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2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4872" calcext:value-type="float">
            <text:p>29.0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2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4016" calcext:value-type="float">
            <text:p>29.0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2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792" calcext:value-type="float">
            <text:p>29.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2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1824" calcext:value-type="float">
            <text:p>29.07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2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8776" calcext:value-type="float">
            <text:p>29.0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1-3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792" calcext:value-type="float">
            <text:p>29.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1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7064" calcext:value-type="float">
            <text:p>29.08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1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8776" calcext:value-type="float">
            <text:p>29.0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1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6584" calcext:value-type="float">
            <text:p>29.0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1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5728" calcext:value-type="float">
            <text:p>29.06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1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792" calcext:value-type="float">
            <text:p>29.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1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8776" calcext:value-type="float">
            <text:p>29.0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1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0968" calcext:value-type="float">
            <text:p>29.0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1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6584" calcext:value-type="float">
            <text:p>29.0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1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8776" calcext:value-type="float">
            <text:p>29.0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1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1824" calcext:value-type="float">
            <text:p>29.07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1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792" calcext:value-type="float">
            <text:p>29.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1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0112" calcext:value-type="float">
            <text:p>29.0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1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0488" calcext:value-type="float">
            <text:p>29.05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1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4016" calcext:value-type="float">
            <text:p>29.0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1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5728" calcext:value-type="float">
            <text:p>29.06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1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0968" calcext:value-type="float">
            <text:p>29.0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1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3536" calcext:value-type="float">
            <text:p>29.0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1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0112" calcext:value-type="float">
            <text:p>29.0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1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1824" calcext:value-type="float">
            <text:p>29.07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1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1824" calcext:value-type="float">
            <text:p>29.07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1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6584" calcext:value-type="float">
            <text:p>29.0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1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268" calcext:value-type="float">
            <text:p>29.0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1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792" calcext:value-type="float">
            <text:p>29.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1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1824" calcext:value-type="float">
            <text:p>29.07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1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792" calcext:value-type="float">
            <text:p>29.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1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9632" calcext:value-type="float">
            <text:p>29.0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1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5728" calcext:value-type="float">
            <text:p>29.06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1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1824" calcext:value-type="float">
            <text:p>29.07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1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9632" calcext:value-type="float">
            <text:p>29.0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1-01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3536" calcext:value-type="float">
            <text:p>29.0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12-3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8776" calcext:value-type="float">
            <text:p>29.0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12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4872" calcext:value-type="float">
            <text:p>29.0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12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5728" calcext:value-type="float">
            <text:p>29.06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12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8776" calcext:value-type="float">
            <text:p>29.0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12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5728" calcext:value-type="float">
            <text:p>29.06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12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4872" calcext:value-type="float">
            <text:p>29.0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12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9632" calcext:value-type="float">
            <text:p>29.0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12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4872" calcext:value-type="float">
            <text:p>29.0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12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792" calcext:value-type="float">
            <text:p>29.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12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3536" calcext:value-type="float">
            <text:p>29.0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12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8776" calcext:value-type="float">
            <text:p>29.0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12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792" calcext:value-type="float">
            <text:p>29.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12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268" calcext:value-type="float">
            <text:p>29.0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12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5728" calcext:value-type="float">
            <text:p>29.06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12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6584" calcext:value-type="float">
            <text:p>29.0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12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268" calcext:value-type="float">
            <text:p>29.0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12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268" calcext:value-type="float">
            <text:p>29.0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12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5728" calcext:value-type="float">
            <text:p>29.06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12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3536" calcext:value-type="float">
            <text:p>29.0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12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6584" calcext:value-type="float">
            <text:p>29.0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12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268" calcext:value-type="float">
            <text:p>29.0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12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8776" calcext:value-type="float">
            <text:p>29.0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12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1824" calcext:value-type="float">
            <text:p>29.07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12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792" calcext:value-type="float">
            <text:p>29.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12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9632" calcext:value-type="float">
            <text:p>29.0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12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4392" calcext:value-type="float">
            <text:p>29.04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12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3536" calcext:value-type="float">
            <text:p>29.0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12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268" calcext:value-type="float">
            <text:p>29.0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12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792" calcext:value-type="float">
            <text:p>29.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12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1824" calcext:value-type="float">
            <text:p>29.07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12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9632" calcext:value-type="float">
            <text:p>29.0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11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3536" calcext:value-type="float">
            <text:p>29.0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11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5728" calcext:value-type="float">
            <text:p>29.06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11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0488" calcext:value-type="float">
            <text:p>29.05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11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3536" calcext:value-type="float">
            <text:p>29.0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11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8776" calcext:value-type="float">
            <text:p>29.0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11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4392" calcext:value-type="float">
            <text:p>29.04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11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8776" calcext:value-type="float">
            <text:p>29.0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11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0488" calcext:value-type="float">
            <text:p>29.05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11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9632" calcext:value-type="float">
            <text:p>29.0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11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0488" calcext:value-type="float">
            <text:p>29.05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11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6584" calcext:value-type="float">
            <text:p>29.0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11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268" calcext:value-type="float">
            <text:p>29.0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11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3536" calcext:value-type="float">
            <text:p>29.0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11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0488" calcext:value-type="float">
            <text:p>29.05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11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5728" calcext:value-type="float">
            <text:p>29.06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11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5728" calcext:value-type="float">
            <text:p>29.06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11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268" calcext:value-type="float">
            <text:p>29.0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11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9632" calcext:value-type="float">
            <text:p>29.0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11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0488" calcext:value-type="float">
            <text:p>29.05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11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5248" calcext:value-type="float">
            <text:p>29.03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11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4392" calcext:value-type="float">
            <text:p>29.04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11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1824" calcext:value-type="float">
            <text:p>29.07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11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5248" calcext:value-type="float">
            <text:p>29.03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11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11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9632" calcext:value-type="float">
            <text:p>29.0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11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6584" calcext:value-type="float">
            <text:p>29.0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11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268" calcext:value-type="float">
            <text:p>29.0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11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3536" calcext:value-type="float">
            <text:p>29.0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11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4392" calcext:value-type="float">
            <text:p>29.04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11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4392" calcext:value-type="float">
            <text:p>29.04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10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3536" calcext:value-type="float">
            <text:p>29.0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10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0488" calcext:value-type="float">
            <text:p>29.05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10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4392" calcext:value-type="float">
            <text:p>29.04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10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0488" calcext:value-type="float">
            <text:p>29.05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10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6584" calcext:value-type="float">
            <text:p>29.0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10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4392" calcext:value-type="float">
            <text:p>29.04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10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22" calcext:value-type="float">
            <text:p>29.0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10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10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0488" calcext:value-type="float">
            <text:p>29.05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10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10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0488" calcext:value-type="float">
            <text:p>29.05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10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6584" calcext:value-type="float">
            <text:p>29.0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10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0488" calcext:value-type="float">
            <text:p>29.05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10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10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1344" calcext:value-type="float">
            <text:p>29.04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10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0488" calcext:value-type="float">
            <text:p>29.05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0488" calcext:value-type="float">
            <text:p>29.05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10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6584" calcext:value-type="float">
            <text:p>29.0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10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0488" calcext:value-type="float">
            <text:p>29.05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10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0488" calcext:value-type="float">
            <text:p>29.05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10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0488" calcext:value-type="float">
            <text:p>29.05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10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4392" calcext:value-type="float">
            <text:p>29.04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10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8296" calcext:value-type="float">
            <text:p>29.03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10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22" calcext:value-type="float">
            <text:p>29.0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10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5248" calcext:value-type="float">
            <text:p>29.03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10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0488" calcext:value-type="float">
            <text:p>29.05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10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0488" calcext:value-type="float">
            <text:p>29.05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10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22" calcext:value-type="float">
            <text:p>29.0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10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4392" calcext:value-type="float">
            <text:p>29.04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10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6104" calcext:value-type="float">
            <text:p>29.02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4392" calcext:value-type="float">
            <text:p>29.04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9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9152" calcext:value-type="float">
            <text:p>29.02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9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8296" calcext:value-type="float">
            <text:p>29.03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9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6584" calcext:value-type="float">
            <text:p>29.0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9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6104" calcext:value-type="float">
            <text:p>29.02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9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1344" calcext:value-type="float">
            <text:p>29.04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9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1344" calcext:value-type="float">
            <text:p>29.04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9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8296" calcext:value-type="float">
            <text:p>29.03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9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22" calcext:value-type="float">
            <text:p>29.0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9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3056" calcext:value-type="float">
            <text:p>29.02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9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0008" calcext:value-type="float">
            <text:p>29.02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9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3056" calcext:value-type="float">
            <text:p>29.02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9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6104" calcext:value-type="float">
            <text:p>29.02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9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6104" calcext:value-type="float">
            <text:p>29.02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9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0864" calcext:value-type="float">
            <text:p>29.01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9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0008" calcext:value-type="float">
            <text:p>29.02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9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0008" calcext:value-type="float">
            <text:p>29.02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9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0008" calcext:value-type="float">
            <text:p>29.02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9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0008" calcext:value-type="float">
            <text:p>29.02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9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9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3056" calcext:value-type="float">
            <text:p>29.02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9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0008" calcext:value-type="float">
            <text:p>29.02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9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0008" calcext:value-type="float">
            <text:p>29.02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9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9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3912" calcext:value-type="float">
            <text:p>29.01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9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9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0008" calcext:value-type="float">
            <text:p>29.02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9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9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0864" calcext:value-type="float">
            <text:p>29.01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8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3912" calcext:value-type="float">
            <text:p>29.01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8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5624" calcext:value-type="float">
            <text:p>28.99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8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7816" calcext:value-type="float">
            <text:p>29.00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8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7816" calcext:value-type="float">
            <text:p>29.00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8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7816" calcext:value-type="float">
            <text:p>29.00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8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4768" calcext:value-type="float">
            <text:p>29.00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8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4768" calcext:value-type="float">
            <text:p>29.00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8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172" calcext:value-type="float">
            <text:p>29.00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8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7816" calcext:value-type="float">
            <text:p>29.00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8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7816" calcext:value-type="float">
            <text:p>29.00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8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172" calcext:value-type="float">
            <text:p>29.00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8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5624" calcext:value-type="float">
            <text:p>28.99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8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8672" calcext:value-type="float">
            <text:p>28.99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8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172" calcext:value-type="float">
            <text:p>29.00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8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8672" calcext:value-type="float">
            <text:p>28.99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8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8672" calcext:value-type="float">
            <text:p>28.99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5624" calcext:value-type="float">
            <text:p>28.99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8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2576" calcext:value-type="float">
            <text:p>28.99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8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5624" calcext:value-type="float">
            <text:p>28.99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8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5624" calcext:value-type="float">
            <text:p>28.99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8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5624" calcext:value-type="float">
            <text:p>28.99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8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8672" calcext:value-type="float">
            <text:p>28.99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8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9528" calcext:value-type="float">
            <text:p>28.98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8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5624" calcext:value-type="float">
            <text:p>28.99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8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2576" calcext:value-type="float">
            <text:p>28.99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8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3432" calcext:value-type="float">
            <text:p>28.98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8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648" calcext:value-type="float">
            <text:p>28.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8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3432" calcext:value-type="float">
            <text:p>28.98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8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9528" calcext:value-type="float">
            <text:p>28.98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8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648" calcext:value-type="float">
            <text:p>28.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0384" calcext:value-type="float">
            <text:p>28.98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7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0384" calcext:value-type="float">
            <text:p>28.98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7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0384" calcext:value-type="float">
            <text:p>28.98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7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3432" calcext:value-type="float">
            <text:p>28.98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7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3432" calcext:value-type="float">
            <text:p>28.98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7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648" calcext:value-type="float">
            <text:p>28.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7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3432" calcext:value-type="float">
            <text:p>28.98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7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0384" calcext:value-type="float">
            <text:p>28.98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7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7336" calcext:value-type="float">
            <text:p>28.97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7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7336" calcext:value-type="float">
            <text:p>28.97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7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7336" calcext:value-type="float">
            <text:p>28.97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7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7336" calcext:value-type="float">
            <text:p>28.97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7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7336" calcext:value-type="float">
            <text:p>28.97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7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124" calcext:value-type="float">
            <text:p>28.97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7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7336" calcext:value-type="float">
            <text:p>28.97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7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7336" calcext:value-type="float">
            <text:p>28.97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7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124" calcext:value-type="float">
            <text:p>28.97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124" calcext:value-type="float">
            <text:p>28.97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7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124" calcext:value-type="float">
            <text:p>28.97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7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124" calcext:value-type="float">
            <text:p>28.97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7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4288" calcext:value-type="float">
            <text:p>28.97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7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124" calcext:value-type="float">
            <text:p>28.97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7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8192" calcext:value-type="float">
            <text:p>28.96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7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5144" calcext:value-type="float">
            <text:p>28.96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7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5144" calcext:value-type="float">
            <text:p>28.96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7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8192" calcext:value-type="float">
            <text:p>28.96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7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5144" calcext:value-type="float">
            <text:p>28.96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7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8192" calcext:value-type="float">
            <text:p>28.96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7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8192" calcext:value-type="float">
            <text:p>28.96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7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2096" calcext:value-type="float">
            <text:p>28.96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7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2096" calcext:value-type="float">
            <text:p>28.96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5144" calcext:value-type="float">
            <text:p>28.96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6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8192" calcext:value-type="float">
            <text:p>28.96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6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5144" calcext:value-type="float">
            <text:p>28.96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6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9048" calcext:value-type="float">
            <text:p>28.95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6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5144" calcext:value-type="float">
            <text:p>28.96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6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5144" calcext:value-type="float">
            <text:p>28.96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6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9048" calcext:value-type="float">
            <text:p>28.95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6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9048" calcext:value-type="float">
            <text:p>28.95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6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9048" calcext:value-type="float">
            <text:p>28.95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6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9048" calcext:value-type="float">
            <text:p>28.95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6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2096" calcext:value-type="float">
            <text:p>28.96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6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9048" calcext:value-type="float">
            <text:p>28.95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6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6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2952" calcext:value-type="float">
            <text:p>28.95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6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9048" calcext:value-type="float">
            <text:p>28.95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6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9048" calcext:value-type="float">
            <text:p>28.95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6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6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2952" calcext:value-type="float">
            <text:p>28.95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6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6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9048" calcext:value-type="float">
            <text:p>28.95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6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2096" calcext:value-type="float">
            <text:p>28.96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6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2952" calcext:value-type="float">
            <text:p>28.95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6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9048" calcext:value-type="float">
            <text:p>28.95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6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6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2952" calcext:value-type="float">
            <text:p>28.95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6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6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6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2096" calcext:value-type="float">
            <text:p>28.96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6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9048" calcext:value-type="float">
            <text:p>28.95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5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5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2952" calcext:value-type="float">
            <text:p>28.95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5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5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5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9048" calcext:value-type="float">
            <text:p>28.95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5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8192" calcext:value-type="float">
            <text:p>28.96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5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5144" calcext:value-type="float">
            <text:p>28.96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5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5144" calcext:value-type="float">
            <text:p>28.96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5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5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9048" calcext:value-type="float">
            <text:p>28.95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5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2096" calcext:value-type="float">
            <text:p>28.96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5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8192" calcext:value-type="float">
            <text:p>28.96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5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7336" calcext:value-type="float">
            <text:p>28.97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5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7336" calcext:value-type="float">
            <text:p>28.97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5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7336" calcext:value-type="float">
            <text:p>28.97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5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0384" calcext:value-type="float">
            <text:p>28.98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3432" calcext:value-type="float">
            <text:p>28.98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5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9528" calcext:value-type="float">
            <text:p>28.98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5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0384" calcext:value-type="float">
            <text:p>28.98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5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0384" calcext:value-type="float">
            <text:p>28.98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5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3432" calcext:value-type="float">
            <text:p>28.98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5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3432" calcext:value-type="float">
            <text:p>28.98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5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648" calcext:value-type="float">
            <text:p>28.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5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2576" calcext:value-type="float">
            <text:p>28.99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5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5624" calcext:value-type="float">
            <text:p>28.99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5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5624" calcext:value-type="float">
            <text:p>28.99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5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5624" calcext:value-type="float">
            <text:p>28.99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5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172" calcext:value-type="float">
            <text:p>29.00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5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2576" calcext:value-type="float">
            <text:p>28.99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5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2576" calcext:value-type="float">
            <text:p>28.99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4768" calcext:value-type="float">
            <text:p>29.00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4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172" calcext:value-type="float">
            <text:p>29.00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4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8672" calcext:value-type="float">
            <text:p>28.99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4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4768" calcext:value-type="float">
            <text:p>29.00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4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4768" calcext:value-type="float">
            <text:p>29.00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4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172" calcext:value-type="float">
            <text:p>29.00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4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172" calcext:value-type="float">
            <text:p>29.00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4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0864" calcext:value-type="float">
            <text:p>29.01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4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0008" calcext:value-type="float">
            <text:p>29.02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4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3056" calcext:value-type="float">
            <text:p>29.02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4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3056" calcext:value-type="float">
            <text:p>29.02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4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6104" calcext:value-type="float">
            <text:p>29.02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4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9152" calcext:value-type="float">
            <text:p>29.02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4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22" calcext:value-type="float">
            <text:p>29.0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4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5248" calcext:value-type="float">
            <text:p>29.03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4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4392" calcext:value-type="float">
            <text:p>29.04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8296" calcext:value-type="float">
            <text:p>29.03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4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4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4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8296" calcext:value-type="float">
            <text:p>29.03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4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1344" calcext:value-type="float">
            <text:p>29.04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4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4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6584" calcext:value-type="float">
            <text:p>29.0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4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1344" calcext:value-type="float">
            <text:p>29.04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4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1344" calcext:value-type="float">
            <text:p>29.04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4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0488" calcext:value-type="float">
            <text:p>29.05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4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5248" calcext:value-type="float">
            <text:p>29.03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4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8296" calcext:value-type="float">
            <text:p>29.03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4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1344" calcext:value-type="float">
            <text:p>29.04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4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8296" calcext:value-type="float">
            <text:p>29.03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1344" calcext:value-type="float">
            <text:p>29.04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3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0488" calcext:value-type="float">
            <text:p>29.05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3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4392" calcext:value-type="float">
            <text:p>29.04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3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3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5248" calcext:value-type="float">
            <text:p>29.03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3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5248" calcext:value-type="float">
            <text:p>29.03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3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8296" calcext:value-type="float">
            <text:p>29.03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3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6104" calcext:value-type="float">
            <text:p>29.02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3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9152" calcext:value-type="float">
            <text:p>29.02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3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8296" calcext:value-type="float">
            <text:p>29.03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3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4392" calcext:value-type="float">
            <text:p>29.04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3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6104" calcext:value-type="float">
            <text:p>29.02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3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4392" calcext:value-type="float">
            <text:p>29.04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3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22" calcext:value-type="float">
            <text:p>29.0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3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1344" calcext:value-type="float">
            <text:p>29.04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3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3056" calcext:value-type="float">
            <text:p>29.02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3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22" calcext:value-type="float">
            <text:p>29.0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3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9152" calcext:value-type="float">
            <text:p>29.02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3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9152" calcext:value-type="float">
            <text:p>29.02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3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22" calcext:value-type="float">
            <text:p>29.0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3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1344" calcext:value-type="float">
            <text:p>29.04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3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3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1344" calcext:value-type="float">
            <text:p>29.04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3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6104" calcext:value-type="float">
            <text:p>29.02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3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0008" calcext:value-type="float">
            <text:p>29.02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3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6104" calcext:value-type="float">
            <text:p>29.02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3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9152" calcext:value-type="float">
            <text:p>29.02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3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9152" calcext:value-type="float">
            <text:p>29.02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3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8296" calcext:value-type="float">
            <text:p>29.03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3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6104" calcext:value-type="float">
            <text:p>29.02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3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6104" calcext:value-type="float">
            <text:p>29.02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3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0864" calcext:value-type="float">
            <text:p>29.01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2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3912" calcext:value-type="float">
            <text:p>29.01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2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22" calcext:value-type="float">
            <text:p>29.0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2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6104" calcext:value-type="float">
            <text:p>29.02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2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2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172" calcext:value-type="float">
            <text:p>29.00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2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3056" calcext:value-type="float">
            <text:p>29.02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2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5248" calcext:value-type="float">
            <text:p>29.03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2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22" calcext:value-type="float">
            <text:p>29.0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2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9152" calcext:value-type="float">
            <text:p>29.02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2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172" calcext:value-type="float">
            <text:p>29.00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2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2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0864" calcext:value-type="float">
            <text:p>29.01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2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0864" calcext:value-type="float">
            <text:p>29.01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2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6104" calcext:value-type="float">
            <text:p>29.02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2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0008" calcext:value-type="float">
            <text:p>29.02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2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0864" calcext:value-type="float">
            <text:p>29.01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2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3056" calcext:value-type="float">
            <text:p>29.02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2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8672" calcext:value-type="float">
            <text:p>28.99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2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0864" calcext:value-type="float">
            <text:p>29.01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2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2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6104" calcext:value-type="float">
            <text:p>29.02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2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3912" calcext:value-type="float">
            <text:p>29.01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2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2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0008" calcext:value-type="float">
            <text:p>29.02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2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3912" calcext:value-type="float">
            <text:p>29.01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2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7816" calcext:value-type="float">
            <text:p>29.00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2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5624" calcext:value-type="float">
            <text:p>28.99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2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4768" calcext:value-type="float">
            <text:p>29.00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2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6104" calcext:value-type="float">
            <text:p>29.02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1-3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3912" calcext:value-type="float">
            <text:p>29.01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1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0864" calcext:value-type="float">
            <text:p>29.01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1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5624" calcext:value-type="float">
            <text:p>28.99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1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172" calcext:value-type="float">
            <text:p>29.00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1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4768" calcext:value-type="float">
            <text:p>29.00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1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4768" calcext:value-type="float">
            <text:p>29.00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1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7816" calcext:value-type="float">
            <text:p>29.00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1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4768" calcext:value-type="float">
            <text:p>29.00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1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172" calcext:value-type="float">
            <text:p>29.00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1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0864" calcext:value-type="float">
            <text:p>29.01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1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7816" calcext:value-type="float">
            <text:p>29.00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1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172" calcext:value-type="float">
            <text:p>29.00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1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8672" calcext:value-type="float">
            <text:p>28.99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1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5624" calcext:value-type="float">
            <text:p>28.99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1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172" calcext:value-type="float">
            <text:p>29.00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1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2576" calcext:value-type="float">
            <text:p>28.99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1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8672" calcext:value-type="float">
            <text:p>28.99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1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4768" calcext:value-type="float">
            <text:p>29.00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1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4768" calcext:value-type="float">
            <text:p>29.00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1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8672" calcext:value-type="float">
            <text:p>28.99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1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7816" calcext:value-type="float">
            <text:p>29.00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1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172" calcext:value-type="float">
            <text:p>29.00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1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2576" calcext:value-type="float">
            <text:p>28.99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1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172" calcext:value-type="float">
            <text:p>29.00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1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5624" calcext:value-type="float">
            <text:p>28.99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1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172" calcext:value-type="float">
            <text:p>29.00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1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172" calcext:value-type="float">
            <text:p>29.00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1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8672" calcext:value-type="float">
            <text:p>28.99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1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9528" calcext:value-type="float">
            <text:p>28.98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1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172" calcext:value-type="float">
            <text:p>29.00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20-01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7816" calcext:value-type="float">
            <text:p>29.00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12-3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3432" calcext:value-type="float">
            <text:p>28.98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12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9528" calcext:value-type="float">
            <text:p>28.98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12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0384" calcext:value-type="float">
            <text:p>28.98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12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9528" calcext:value-type="float">
            <text:p>28.98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12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648" calcext:value-type="float">
            <text:p>28.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12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5624" calcext:value-type="float">
            <text:p>28.99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12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3432" calcext:value-type="float">
            <text:p>28.98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12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9528" calcext:value-type="float">
            <text:p>28.98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12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0384" calcext:value-type="float">
            <text:p>28.98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12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7336" calcext:value-type="float">
            <text:p>28.97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12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2576" calcext:value-type="float">
            <text:p>28.99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12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2576" calcext:value-type="float">
            <text:p>28.99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12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2576" calcext:value-type="float">
            <text:p>28.99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12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0384" calcext:value-type="float">
            <text:p>28.98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12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7336" calcext:value-type="float">
            <text:p>28.97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12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3432" calcext:value-type="float">
            <text:p>28.98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12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0384" calcext:value-type="float">
            <text:p>28.98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12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648" calcext:value-type="float">
            <text:p>28.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12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2576" calcext:value-type="float">
            <text:p>28.99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12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7336" calcext:value-type="float">
            <text:p>28.97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12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7336" calcext:value-type="float">
            <text:p>28.97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12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3432" calcext:value-type="float">
            <text:p>28.98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12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124" calcext:value-type="float">
            <text:p>28.97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12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648" calcext:value-type="float">
            <text:p>28.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12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124" calcext:value-type="float">
            <text:p>28.97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12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4288" calcext:value-type="float">
            <text:p>28.97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12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7336" calcext:value-type="float">
            <text:p>28.97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12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3432" calcext:value-type="float">
            <text:p>28.98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12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648" calcext:value-type="float">
            <text:p>28.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12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7336" calcext:value-type="float">
            <text:p>28.97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12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9048" calcext:value-type="float">
            <text:p>28.95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11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4288" calcext:value-type="float">
            <text:p>28.97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11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124" calcext:value-type="float">
            <text:p>28.97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11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2096" calcext:value-type="float">
            <text:p>28.96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11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2952" calcext:value-type="float">
            <text:p>28.95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11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4288" calcext:value-type="float">
            <text:p>28.97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11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3432" calcext:value-type="float">
            <text:p>28.98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11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3432" calcext:value-type="float">
            <text:p>28.98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11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7336" calcext:value-type="float">
            <text:p>28.97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11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8192" calcext:value-type="float">
            <text:p>28.96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11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11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9048" calcext:value-type="float">
            <text:p>28.95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11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2952" calcext:value-type="float">
            <text:p>28.95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11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124" calcext:value-type="float">
            <text:p>28.97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11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124" calcext:value-type="float">
            <text:p>28.97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11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2096" calcext:value-type="float">
            <text:p>28.96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11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9048" calcext:value-type="float">
            <text:p>28.95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11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2952" calcext:value-type="float">
            <text:p>28.95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11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9904" calcext:value-type="float">
            <text:p>28.94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11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11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6856" calcext:value-type="float">
            <text:p>28.94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11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2096" calcext:value-type="float">
            <text:p>28.96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11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5144" calcext:value-type="float">
            <text:p>28.96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11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9048" calcext:value-type="float">
            <text:p>28.95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11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2952" calcext:value-type="float">
            <text:p>28.95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11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6856" calcext:value-type="float">
            <text:p>28.94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11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11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11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2952" calcext:value-type="float">
            <text:p>28.95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11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2952" calcext:value-type="float">
            <text:p>28.95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10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9904" calcext:value-type="float">
            <text:p>28.94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10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10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6856" calcext:value-type="float">
            <text:p>28.94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10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076" calcext:value-type="float">
            <text:p>28.94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10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076" calcext:value-type="float">
            <text:p>28.94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10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2952" calcext:value-type="float">
            <text:p>28.95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10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8192" calcext:value-type="float">
            <text:p>28.96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10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9904" calcext:value-type="float">
            <text:p>28.94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10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552" calcext:value-type="float">
            <text:p>28.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10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6856" calcext:value-type="float">
            <text:p>28.94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10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3808" calcext:value-type="float">
            <text:p>28.94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10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3808" calcext:value-type="float">
            <text:p>28.94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10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6856" calcext:value-type="float">
            <text:p>28.94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10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3808" calcext:value-type="float">
            <text:p>28.94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10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4664" calcext:value-type="float">
            <text:p>28.93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10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8568" calcext:value-type="float">
            <text:p>28.9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8568" calcext:value-type="float">
            <text:p>28.9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10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552" calcext:value-type="float">
            <text:p>28.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10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4664" calcext:value-type="float">
            <text:p>28.93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10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6856" calcext:value-type="float">
            <text:p>28.94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10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1616" calcext:value-type="float">
            <text:p>28.93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10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552" calcext:value-type="float">
            <text:p>28.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10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8568" calcext:value-type="float">
            <text:p>28.9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10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1616" calcext:value-type="float">
            <text:p>28.93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10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076" calcext:value-type="float">
            <text:p>28.94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10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7712" calcext:value-type="float">
            <text:p>28.93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10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1616" calcext:value-type="float">
            <text:p>28.93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10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2472" calcext:value-type="float">
            <text:p>28.92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10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1616" calcext:value-type="float">
            <text:p>28.93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10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4664" calcext:value-type="float">
            <text:p>28.93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2472" calcext:value-type="float">
            <text:p>28.92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9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9424" calcext:value-type="float">
            <text:p>28.91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9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6376" calcext:value-type="float">
            <text:p>28.9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9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9424" calcext:value-type="float">
            <text:p>28.91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9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8568" calcext:value-type="float">
            <text:p>28.9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9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4664" calcext:value-type="float">
            <text:p>28.93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9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552" calcext:value-type="float">
            <text:p>28.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9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8568" calcext:value-type="float">
            <text:p>28.9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9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9424" calcext:value-type="float">
            <text:p>28.91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9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9424" calcext:value-type="float">
            <text:p>28.91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9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552" calcext:value-type="float">
            <text:p>28.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9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4184" calcext:value-type="float">
            <text:p>28.90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9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9424" calcext:value-type="float">
            <text:p>28.91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9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028" calcext:value-type="float">
            <text:p>28.9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9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6376" calcext:value-type="float">
            <text:p>28.9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9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6376" calcext:value-type="float">
            <text:p>28.9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4184" calcext:value-type="float">
            <text:p>28.90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9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2472" calcext:value-type="float">
            <text:p>28.92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9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3328" calcext:value-type="float">
            <text:p>28.91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9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1136" calcext:value-type="float">
            <text:p>28.90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9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028" calcext:value-type="float">
            <text:p>28.9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9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3328" calcext:value-type="float">
            <text:p>28.91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9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028" calcext:value-type="float">
            <text:p>28.9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9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3328" calcext:value-type="float">
            <text:p>28.91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9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028" calcext:value-type="float">
            <text:p>28.9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9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028" calcext:value-type="float">
            <text:p>28.9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9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6376" calcext:value-type="float">
            <text:p>28.9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9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6376" calcext:value-type="float">
            <text:p>28.9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9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9424" calcext:value-type="float">
            <text:p>28.91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9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3328" calcext:value-type="float">
            <text:p>28.91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4184" calcext:value-type="float">
            <text:p>28.90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8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3328" calcext:value-type="float">
            <text:p>28.91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8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3328" calcext:value-type="float">
            <text:p>28.91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8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6376" calcext:value-type="float">
            <text:p>28.9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8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9424" calcext:value-type="float">
            <text:p>28.91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8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9424" calcext:value-type="float">
            <text:p>28.91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8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9424" calcext:value-type="float">
            <text:p>28.91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8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552" calcext:value-type="float">
            <text:p>28.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8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552" calcext:value-type="float">
            <text:p>28.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8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9424" calcext:value-type="float">
            <text:p>28.91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8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6376" calcext:value-type="float">
            <text:p>28.9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8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9424" calcext:value-type="float">
            <text:p>28.91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8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9424" calcext:value-type="float">
            <text:p>28.91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8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2472" calcext:value-type="float">
            <text:p>28.92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8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552" calcext:value-type="float">
            <text:p>28.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8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1616" calcext:value-type="float">
            <text:p>28.93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8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8568" calcext:value-type="float">
            <text:p>28.9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4664" calcext:value-type="float">
            <text:p>28.93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8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7712" calcext:value-type="float">
            <text:p>28.93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8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4664" calcext:value-type="float">
            <text:p>28.93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8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4664" calcext:value-type="float">
            <text:p>28.93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8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4664" calcext:value-type="float">
            <text:p>28.93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8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4664" calcext:value-type="float">
            <text:p>28.93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8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4664" calcext:value-type="float">
            <text:p>28.93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8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7712" calcext:value-type="float">
            <text:p>28.93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8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076" calcext:value-type="float">
            <text:p>28.94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8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3808" calcext:value-type="float">
            <text:p>28.94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8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3808" calcext:value-type="float">
            <text:p>28.94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8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3808" calcext:value-type="float">
            <text:p>28.94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8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6856" calcext:value-type="float">
            <text:p>28.94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8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9904" calcext:value-type="float">
            <text:p>28.94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2952" calcext:value-type="float">
            <text:p>28.95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7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9904" calcext:value-type="float">
            <text:p>28.94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7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9904" calcext:value-type="float">
            <text:p>28.94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7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2952" calcext:value-type="float">
            <text:p>28.95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7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7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2952" calcext:value-type="float">
            <text:p>28.95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7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9904" calcext:value-type="float">
            <text:p>28.94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7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9904" calcext:value-type="float">
            <text:p>28.94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7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7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2952" calcext:value-type="float">
            <text:p>28.95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7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2952" calcext:value-type="float">
            <text:p>28.95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7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7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9048" calcext:value-type="float">
            <text:p>28.95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7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9048" calcext:value-type="float">
            <text:p>28.95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7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7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2952" calcext:value-type="float">
            <text:p>28.95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7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6856" calcext:value-type="float">
            <text:p>28.94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6856" calcext:value-type="float">
            <text:p>28.94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7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9904" calcext:value-type="float">
            <text:p>28.94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7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9904" calcext:value-type="float">
            <text:p>28.94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7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6856" calcext:value-type="float">
            <text:p>28.94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7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6856" calcext:value-type="float">
            <text:p>28.94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7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3808" calcext:value-type="float">
            <text:p>28.94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7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3808" calcext:value-type="float">
            <text:p>28.94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7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076" calcext:value-type="float">
            <text:p>28.94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7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7712" calcext:value-type="float">
            <text:p>28.93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7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7712" calcext:value-type="float">
            <text:p>28.93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7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076" calcext:value-type="float">
            <text:p>28.94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7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076" calcext:value-type="float">
            <text:p>28.94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7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7712" calcext:value-type="float">
            <text:p>28.93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7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1616" calcext:value-type="float">
            <text:p>28.93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4664" calcext:value-type="float">
            <text:p>28.93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6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4664" calcext:value-type="float">
            <text:p>28.93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6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1616" calcext:value-type="float">
            <text:p>28.93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6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1616" calcext:value-type="float">
            <text:p>28.93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6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8568" calcext:value-type="float">
            <text:p>28.9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6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8568" calcext:value-type="float">
            <text:p>28.9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6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8568" calcext:value-type="float">
            <text:p>28.9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6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552" calcext:value-type="float">
            <text:p>28.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6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552" calcext:value-type="float">
            <text:p>28.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6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2472" calcext:value-type="float">
            <text:p>28.92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6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9424" calcext:value-type="float">
            <text:p>28.91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6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2472" calcext:value-type="float">
            <text:p>28.92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6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552" calcext:value-type="float">
            <text:p>28.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6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8568" calcext:value-type="float">
            <text:p>28.9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6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6376" calcext:value-type="float">
            <text:p>28.9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6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6376" calcext:value-type="float">
            <text:p>28.9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6376" calcext:value-type="float">
            <text:p>28.9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6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6376" calcext:value-type="float">
            <text:p>28.9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6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9424" calcext:value-type="float">
            <text:p>28.91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6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9424" calcext:value-type="float">
            <text:p>28.91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6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3328" calcext:value-type="float">
            <text:p>28.91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6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3328" calcext:value-type="float">
            <text:p>28.91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6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9424" calcext:value-type="float">
            <text:p>28.91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6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2472" calcext:value-type="float">
            <text:p>28.92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6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9424" calcext:value-type="float">
            <text:p>28.91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6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6376" calcext:value-type="float">
            <text:p>28.9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6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6376" calcext:value-type="float">
            <text:p>28.9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6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9424" calcext:value-type="float">
            <text:p>28.91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6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6376" calcext:value-type="float">
            <text:p>28.9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6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3328" calcext:value-type="float">
            <text:p>28.91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9424" calcext:value-type="float">
            <text:p>28.91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5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6376" calcext:value-type="float">
            <text:p>28.9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5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3328" calcext:value-type="float">
            <text:p>28.91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5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6376" calcext:value-type="float">
            <text:p>28.9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5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9424" calcext:value-type="float">
            <text:p>28.91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5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2472" calcext:value-type="float">
            <text:p>28.92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5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028" calcext:value-type="float">
            <text:p>28.9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5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3328" calcext:value-type="float">
            <text:p>28.91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5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2472" calcext:value-type="float">
            <text:p>28.92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5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9424" calcext:value-type="float">
            <text:p>28.91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5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6376" calcext:value-type="float">
            <text:p>28.9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5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552" calcext:value-type="float">
            <text:p>28.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5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2472" calcext:value-type="float">
            <text:p>28.92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5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6376" calcext:value-type="float">
            <text:p>28.9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5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2472" calcext:value-type="float">
            <text:p>28.92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5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9424" calcext:value-type="float">
            <text:p>28.91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5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3328" calcext:value-type="float">
            <text:p>28.91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9424" calcext:value-type="float">
            <text:p>28.91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5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6376" calcext:value-type="float">
            <text:p>28.9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5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9424" calcext:value-type="float">
            <text:p>28.91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5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552" calcext:value-type="float">
            <text:p>28.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5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8568" calcext:value-type="float">
            <text:p>28.9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5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3328" calcext:value-type="float">
            <text:p>28.91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5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9424" calcext:value-type="float">
            <text:p>28.91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5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8568" calcext:value-type="float">
            <text:p>28.9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5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552" calcext:value-type="float">
            <text:p>28.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5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2472" calcext:value-type="float">
            <text:p>28.92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5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6376" calcext:value-type="float">
            <text:p>28.9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5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552" calcext:value-type="float">
            <text:p>28.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5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8568" calcext:value-type="float">
            <text:p>28.9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5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9424" calcext:value-type="float">
            <text:p>28.91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9424" calcext:value-type="float">
            <text:p>28.91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4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552" calcext:value-type="float">
            <text:p>28.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4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8568" calcext:value-type="float">
            <text:p>28.9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4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1616" calcext:value-type="float">
            <text:p>28.93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4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4664" calcext:value-type="float">
            <text:p>28.93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4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4664" calcext:value-type="float">
            <text:p>28.93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4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1616" calcext:value-type="float">
            <text:p>28.93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4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7712" calcext:value-type="float">
            <text:p>28.93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4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076" calcext:value-type="float">
            <text:p>28.94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4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4664" calcext:value-type="float">
            <text:p>28.93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4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6376" calcext:value-type="float">
            <text:p>28.9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4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8568" calcext:value-type="float">
            <text:p>28.9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4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7712" calcext:value-type="float">
            <text:p>28.93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4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8568" calcext:value-type="float">
            <text:p>28.9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4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1616" calcext:value-type="float">
            <text:p>28.93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4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8568" calcext:value-type="float">
            <text:p>28.9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8568" calcext:value-type="float">
            <text:p>28.9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4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4664" calcext:value-type="float">
            <text:p>28.93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4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1616" calcext:value-type="float">
            <text:p>28.93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4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4664" calcext:value-type="float">
            <text:p>28.93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4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2472" calcext:value-type="float">
            <text:p>28.92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4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7712" calcext:value-type="float">
            <text:p>28.93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564149245125</text:p>
          </table:table-cell>
          <table:table-cell office:value-type="string" calcext:value-type="string">
            <text:p>Upper Ag</text:p>
          </table:table-cell>
          <table:table-cell office:value-type="string" calcext:value-type="string">
            <text:p>2019-04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2368" calcext:value-type="float">
            <text:p>28.85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39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104" meta:object-count="0"/>
    <meta:user-defined meta:name="AppVersion">3.0</meta:user-defined>
  </office:meta>
</office:document-meta>
</file>